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48.16pt"/>
    </style:style>
    <style:style style:name="co3" style:family="table-column">
      <style:table-column-properties fo:break-before="auto" style:column-width="44.25pt"/>
    </style:style>
    <style:style style:name="co4" style:family="table-column">
      <style:table-column-properties fo:break-before="auto" style:column-width="46.2pt"/>
    </style:style>
    <style:style style:name="co5" style:family="table-column">
      <style:table-column-properties fo:break-before="auto" style:column-width="126.14pt"/>
    </style:style>
    <style:style style:name="co6" style:family="table-column">
      <style:table-column-properties fo:break-before="auto" style:column-width="145.39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2f2f2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 style:data-style-name="N10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ackground-color="#f2f2f2"/>
    </style:style>
    <style:style style:name="ce2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8" table:default-cell-style-name="ce22"/>
        <table:table-column table:style-name="co6" table:number-columns-repeated="1011" table:default-cell-style-name="ce24"/>
        <table:table-row table:style-name="ro1">
          <table:table-cell table:style-name="ce17" office:value-type="string" calcext:value-type="string">
            <text:p>[11:0]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R1</text:p>
          </table:table-cell>
          <table:table-cell table:style-name="ce19" office:value-type="string" calcext:value-type="string">
            <text:p>R2</text:p>
          </table:table-cell>
          <table:table-cell table:style-name="ce19" office:value-type="string" calcext:value-type="string">
            <text:p>Read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number-columns-repeated="1011"/>
        </table:table-row>
        <table:table-row table:style-name="ro1">
          <table:table-cell office:value-type="string" calcext:value-type="string">
            <text:p>000</text:p>
          </table:table-cell>
          <table:table-cell table:formula="of:=&quot;0x&quot;&amp;DEC2HEX(HEX2DEC(&quot;80&quot;)+INT(HEX2DEC([.A2])/2^8))" office:value-type="string" office:string-value="0x80" calcext:value-type="string">
            <text:p>0x80</text:p>
          </table:table-cell>
          <table:table-cell table:formula="of:=&quot;0x&quot;&amp;DEC2HEX(HEX2DEC([.A2])-2^8*INT(HEX2DEC([.A2])/2^8);2)" office:value-type="string" office:string-value="0x00" calcext:value-type="string">
            <text:p>0x00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2]&amp;&quot;,&quot;&amp;[.C2]&amp;&quot;,&quot;&amp;[.D2]&amp;&quot;],\&quot;" office:value-type="string" office:string-value="[0x80,0x00,0x00],\" calcext:value-type="string">
            <text:p>[0x80,0x00,0x00],\</text:p>
          </table:table-cell>
          <table:table-cell office:value-type="string" calcext:value-type="string">
            <text:p>RES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I_3WIRE_DI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2</text:p>
          </table:table-cell>
          <table:table-cell table:formula="of:=&quot;0x&quot;&amp;DEC2HEX(HEX2DEC(&quot;80&quot;)+INT(HEX2DEC([.A3])/2^8))" office:value-type="string" office:string-value="0x80" calcext:value-type="string">
            <text:p>0x80</text:p>
          </table:table-cell>
          <table:table-cell table:formula="of:=&quot;0x&quot;&amp;DEC2HEX(HEX2DEC([.A3])-2^8*INT(HEX2DEC([.A3])/2^8);2)" office:value-type="string" office:string-value="0x02" calcext:value-type="string">
            <text:p>0x02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3]&amp;&quot;,&quot;&amp;[.C3]&amp;&quot;,&quot;&amp;[.D3]&amp;&quot;],\&quot;" office:value-type="string" office:string-value="[0x80,0x02,0x00],\" calcext:value-type="string">
            <text:p>[0x80,0x02,0x00],\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OWER D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3</text:p>
          </table:table-cell>
          <table:table-cell table:formula="of:=&quot;0x&quot;&amp;DEC2HEX(HEX2DEC(&quot;80&quot;)+INT(HEX2DEC([.A4])/2^8))" office:value-type="string" office:string-value="0x80" calcext:value-type="string">
            <text:p>0x80</text:p>
          </table:table-cell>
          <table:table-cell table:formula="of:=&quot;0x&quot;&amp;DEC2HEX(HEX2DEC([.A4])-2^8*INT(HEX2DEC([.A4])/2^8);2)" office:value-type="string" office:string-value="0x03" calcext:value-type="string">
            <text:p>0x03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4]&amp;&quot;,&quot;&amp;[.C4]&amp;&quot;,&quot;&amp;[.D4]&amp;&quot;],\&quot;" office:value-type="string" office:string-value="[0x80,0x03,0x00],\" calcext:value-type="string">
            <text:p>[0x80,0x03,0x00],\</text:p>
          </table:table-cell>
          <table:table-cell office:value-type="string" calcext:value-type="string">
            <text:p>ID_DEVICE_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4</text:p>
          </table:table-cell>
          <table:table-cell table:formula="of:=&quot;0x&quot;&amp;DEC2HEX(HEX2DEC(&quot;80&quot;)+INT(HEX2DEC([.A5])/2^8))" office:value-type="string" office:string-value="0x80" calcext:value-type="string">
            <text:p>0x80</text:p>
          </table:table-cell>
          <table:table-cell table:formula="of:=&quot;0x&quot;&amp;DEC2HEX(HEX2DEC([.A5])-2^8*INT(HEX2DEC([.A5])/2^8);2)" office:value-type="string" office:string-value="0x04" calcext:value-type="string">
            <text:p>0x04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5]&amp;&quot;,&quot;&amp;[.C5]&amp;&quot;,&quot;&amp;[.D5]&amp;&quot;],\&quot;" office:value-type="string" office:string-value="[0x80,0x04,0x00],\" calcext:value-type="string">
            <text:p>[0x80,0x04,0x00],\</text:p>
          </table:table-cell>
          <table:table-cell office:value-type="string" calcext:value-type="string">
            <text:p>ID_PROD[15:8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5</text:p>
          </table:table-cell>
          <table:table-cell table:formula="of:=&quot;0x&quot;&amp;DEC2HEX(HEX2DEC(&quot;80&quot;)+INT(HEX2DEC([.A6])/2^8))" office:value-type="string" office:string-value="0x80" calcext:value-type="string">
            <text:p>0x80</text:p>
          </table:table-cell>
          <table:table-cell table:formula="of:=&quot;0x&quot;&amp;DEC2HEX(HEX2DEC([.A6])-2^8*INT(HEX2DEC([.A6])/2^8);2)" office:value-type="string" office:string-value="0x05" calcext:value-type="string">
            <text:p>0x05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6]&amp;&quot;,&quot;&amp;[.C6]&amp;&quot;,&quot;&amp;[.D6]&amp;&quot;],\&quot;" office:value-type="string" office:string-value="[0x80,0x05,0x00],\" calcext:value-type="string">
            <text:p>[0x80,0x05,0x00],\</text:p>
          </table:table-cell>
          <table:table-cell office:value-type="string" calcext:value-type="string">
            <text:p>ID_PROD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6</text:p>
          </table:table-cell>
          <table:table-cell table:formula="of:=&quot;0x&quot;&amp;DEC2HEX(HEX2DEC(&quot;80&quot;)+INT(HEX2DEC([.A7])/2^8))" office:value-type="string" office:string-value="0x80" calcext:value-type="string">
            <text:p>0x80</text:p>
          </table:table-cell>
          <table:table-cell table:formula="of:=&quot;0x&quot;&amp;DEC2HEX(HEX2DEC([.A7])-2^8*INT(HEX2DEC([.A7])/2^8);2)" office:value-type="string" office:string-value="0x06" calcext:value-type="string">
            <text:p>0x06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7]&amp;&quot;,&quot;&amp;[.C7]&amp;&quot;,&quot;&amp;[.D7]&amp;&quot;],\&quot;" office:value-type="string" office:string-value="[0x80,0x06,0x00],\" calcext:value-type="string">
            <text:p>[0x80,0x06,0x00],\</text:p>
          </table:table-cell>
          <table:table-cell office:value-type="string" calcext:value-type="string">
            <text:p>ID_MASKRE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C</text:p>
          </table:table-cell>
          <table:table-cell table:formula="of:=&quot;0x&quot;&amp;DEC2HEX(HEX2DEC(&quot;80&quot;)+INT(HEX2DEC([.A8])/2^8))" office:value-type="string" office:string-value="0x80" calcext:value-type="string">
            <text:p>0x80</text:p>
          </table:table-cell>
          <table:table-cell table:formula="of:=&quot;0x&quot;&amp;DEC2HEX(HEX2DEC([.A8])-2^8*INT(HEX2DEC([.A8])/2^8);2)" office:value-type="string" office:string-value="0x0C" calcext:value-type="string">
            <text:p>0x0C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8]&amp;&quot;,&quot;&amp;[.C8]&amp;&quot;,&quot;&amp;[.D8]&amp;&quot;],\&quot;" office:value-type="string" office:string-value="[0x80,0x0C,0x00],\" calcext:value-type="string">
            <text:p>[0x80,0x0C,0x00],\</text:p>
          </table:table-cell>
          <table:table-cell office:value-type="string" calcext:value-type="string">
            <text:p>ID_VNDR[15:8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D</text:p>
          </table:table-cell>
          <table:table-cell table:formula="of:=&quot;0x&quot;&amp;DEC2HEX(HEX2DEC(&quot;80&quot;)+INT(HEX2DEC([.A9])/2^8))" office:value-type="string" office:string-value="0x80" calcext:value-type="string">
            <text:p>0x80</text:p>
          </table:table-cell>
          <table:table-cell table:formula="of:=&quot;0x&quot;&amp;DEC2HEX(HEX2DEC([.A9])-2^8*INT(HEX2DEC([.A9])/2^8);2)" office:value-type="string" office:string-value="0x0D" calcext:value-type="string">
            <text:p>0x0D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9]&amp;&quot;,&quot;&amp;[.C9]&amp;&quot;,&quot;&amp;[.D9]&amp;&quot;],\&quot;" office:value-type="string" office:string-value="[0x80,0x0D,0x00],\" calcext:value-type="string">
            <text:p>[0x80,0x0D,0x00],\</text:p>
          </table:table-cell>
          <table:table-cell office:value-type="string" calcext:value-type="string">
            <text:p>ID_VNDR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</text:p>
          </table:table-cell>
          <table:table-cell table:formula="of:=&quot;0x&quot;&amp;DEC2HEX(HEX2DEC(&quot;80&quot;)+INT(HEX2DEC([.A10])/2^8))" office:value-type="string" office:string-value="0x81" calcext:value-type="string">
            <text:p>0x81</text:p>
          </table:table-cell>
          <table:table-cell table:formula="of:=&quot;0x&quot;&amp;DEC2HEX(HEX2DEC([.A10])-2^8*INT(HEX2DEC([.A10])/2^8);2)" office:value-type="string" office:string-value="0x00" calcext:value-type="string">
            <text:p>0x00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0]&amp;&quot;,&quot;&amp;[.C10]&amp;&quot;,&quot;&amp;[.D10]&amp;&quot;],\&quot;" office:value-type="string" office:string-value="[0x81,0x00,0x00],\" calcext:value-type="string">
            <text:p>[0x81,0x00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Kout0_1_ODL</text:p>
          </table:table-cell>
          <table:table-cell office:value-type="string" calcext:value-type="string">
            <text:p>CLKout0_1_IDL</text:p>
          </table:table-cell>
          <table:table-cell office:value-type="string" calcext:value-type="string">
            <text:p>DCLKout0_DI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1</text:p>
          </table:table-cell>
          <table:table-cell table:formula="of:=&quot;0x&quot;&amp;DEC2HEX(HEX2DEC(&quot;80&quot;)+INT(HEX2DEC([.A11])/2^8))" office:value-type="string" office:string-value="0x81" calcext:value-type="string">
            <text:p>0x81</text:p>
          </table:table-cell>
          <table:table-cell table:formula="of:=&quot;0x&quot;&amp;DEC2HEX(HEX2DEC([.A11])-2^8*INT(HEX2DEC([.A11])/2^8);2)" office:value-type="string" office:string-value="0x01" calcext:value-type="string">
            <text:p>0x01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1]&amp;&quot;,&quot;&amp;[.C11]&amp;&quot;,&quot;&amp;[.D11]&amp;&quot;],\&quot;" office:value-type="string" office:string-value="[0x81,0x01,0x00],\" calcext:value-type="string">
            <text:p>[0x81,0x01,0x00],\</text:p>
          </table:table-cell>
          <table:table-cell office:value-type="string" calcext:value-type="string">
            <text:p>DCLKout0_DDLY_CNTH</text:p>
          </table:table-cell>
          <table:table-cell office:value-type="string" calcext:value-type="string">
            <text:p>DCLKout0_DDLY_CNT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3</text:p>
          </table:table-cell>
          <table:table-cell table:formula="of:=&quot;0x&quot;&amp;DEC2HEX(HEX2DEC(&quot;80&quot;)+INT(HEX2DEC([.A12])/2^8))" office:value-type="string" office:string-value="0x81" calcext:value-type="string">
            <text:p>0x81</text:p>
          </table:table-cell>
          <table:table-cell table:formula="of:=&quot;0x&quot;&amp;DEC2HEX(HEX2DEC([.A12])-2^8*INT(HEX2DEC([.A12])/2^8);2)" office:value-type="string" office:string-value="0x03" calcext:value-type="string">
            <text:p>0x03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2]&amp;&quot;,&quot;&amp;[.C12]&amp;&quot;,&quot;&amp;[.D12]&amp;&quot;],\&quot;" office:value-type="string" office:string-value="[0x81,0x03,0x00],\" calcext:value-type="string">
            <text:p>[0x81,0x03,0x00],\</text:p>
          </table:table-cell>
          <table:table-cell office:value-type="string" calcext:value-type="string">
            <text:p>DCLKout0_ADLY</text:p>
          </table:table-cell>
          <table:table-cell office:value-type="string" calcext:value-type="string">
            <text:p>DCLKout0_ADLY_MUX</text:p>
          </table:table-cell>
          <table:table-cell office:value-type="string" calcext:value-type="string">
            <text:p>DCLKout0_MU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4</text:p>
          </table:table-cell>
          <table:table-cell table:formula="of:=&quot;0x&quot;&amp;DEC2HEX(HEX2DEC(&quot;80&quot;)+INT(HEX2DEC([.A13])/2^8))" office:value-type="string" office:string-value="0x81" calcext:value-type="string">
            <text:p>0x81</text:p>
          </table:table-cell>
          <table:table-cell table:formula="of:=&quot;0x&quot;&amp;DEC2HEX(HEX2DEC([.A13])-2^8*INT(HEX2DEC([.A13])/2^8);2)" office:value-type="string" office:string-value="0x04" calcext:value-type="string">
            <text:p>0x04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3]&amp;&quot;,&quot;&amp;[.C13]&amp;&quot;,&quot;&amp;[.D13]&amp;&quot;],\&quot;" office:value-type="string" office:string-value="[0x81,0x04,0x00],\" calcext:value-type="string">
            <text:p>[0x81,0x04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LKout0_HS</text:p>
          </table:table-cell>
          <table:table-cell office:value-type="string" calcext:value-type="string">
            <text:p>SDCLKout1_MUX</text:p>
          </table:table-cell>
          <table:table-cell office:value-type="string" calcext:value-type="string">
            <text:p>SDCLKout1_DDLY</text:p>
          </table:table-cell>
          <table:table-cell office:value-type="string" calcext:value-type="string">
            <text:p>SDCLKout1_H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5</text:p>
          </table:table-cell>
          <table:table-cell table:formula="of:=&quot;0x&quot;&amp;DEC2HEX(HEX2DEC(&quot;80&quot;)+INT(HEX2DEC([.A14])/2^8))" office:value-type="string" office:string-value="0x81" calcext:value-type="string">
            <text:p>0x81</text:p>
          </table:table-cell>
          <table:table-cell table:formula="of:=&quot;0x&quot;&amp;DEC2HEX(HEX2DEC([.A14])-2^8*INT(HEX2DEC([.A14])/2^8);2)" office:value-type="string" office:string-value="0x05" calcext:value-type="string">
            <text:p>0x05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4]&amp;&quot;,&quot;&amp;[.C14]&amp;&quot;,&quot;&amp;[.D14]&amp;&quot;],\&quot;" office:value-type="string" office:string-value="[0x81,0x05,0x00],\" calcext:value-type="string">
            <text:p>[0x81,0x05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DCLKout1_ADLY_EN</text:p>
          </table:table-cell>
          <table:table-cell office:value-type="string" calcext:value-type="string">
            <text:p>SDCLKout1_AD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6</text:p>
          </table:table-cell>
          <table:table-cell table:formula="of:=&quot;0x&quot;&amp;DEC2HEX(HEX2DEC(&quot;80&quot;)+INT(HEX2DEC([.A15])/2^8))" office:value-type="string" office:string-value="0x81" calcext:value-type="string">
            <text:p>0x81</text:p>
          </table:table-cell>
          <table:table-cell table:formula="of:=&quot;0x&quot;&amp;DEC2HEX(HEX2DEC([.A15])-2^8*INT(HEX2DEC([.A15])/2^8);2)" office:value-type="string" office:string-value="0x06" calcext:value-type="string">
            <text:p>0x06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5]&amp;&quot;,&quot;&amp;[.C15]&amp;&quot;,&quot;&amp;[.D15]&amp;&quot;],\&quot;" office:value-type="string" office:string-value="[0x81,0x06,0x00],\" calcext:value-type="string">
            <text:p>[0x81,0x06,0x00],\</text:p>
          </table:table-cell>
          <table:table-cell office:value-type="string" calcext:value-type="string">
            <text:p>DCLKout0_DDLY_PD</text:p>
          </table:table-cell>
          <table:table-cell office:value-type="string" calcext:value-type="string">
            <text:p>DCLKout0_HSg_PD</text:p>
          </table:table-cell>
          <table:table-cell office:value-type="string" calcext:value-type="string">
            <text:p>DCLKout0_ADLYg_PD</text:p>
          </table:table-cell>
          <table:table-cell office:value-type="string" calcext:value-type="string">
            <text:p>DCLKout0_ADLY_PD</text:p>
          </table:table-cell>
          <table:table-cell office:value-type="string" calcext:value-type="string">
            <text:p>CLKout0_1_PD</text:p>
          </table:table-cell>
          <table:table-cell office:value-type="string" calcext:value-type="string">
            <text:p>SDCLKout1_DIS_MODE</text:p>
          </table:table-cell>
          <table:table-cell office:value-type="string" calcext:value-type="string">
            <text:p>SDCLKout1_P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7</text:p>
          </table:table-cell>
          <table:table-cell table:formula="of:=&quot;0x&quot;&amp;DEC2HEX(HEX2DEC(&quot;80&quot;)+INT(HEX2DEC([.A16])/2^8))" office:value-type="string" office:string-value="0x81" calcext:value-type="string">
            <text:p>0x81</text:p>
          </table:table-cell>
          <table:table-cell table:formula="of:=&quot;0x&quot;&amp;DEC2HEX(HEX2DEC([.A16])-2^8*INT(HEX2DEC([.A16])/2^8);2)" office:value-type="string" office:string-value="0x07" calcext:value-type="string">
            <text:p>0x07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6]&amp;&quot;,&quot;&amp;[.C16]&amp;&quot;,&quot;&amp;[.D16]&amp;&quot;],\&quot;" office:value-type="string" office:string-value="[0x81,0x07,0x00],\" calcext:value-type="string">
            <text:p>[0x81,0x07,0x00],\</text:p>
          </table:table-cell>
          <table:table-cell office:value-type="string" calcext:value-type="string">
            <text:p>SDCLKout1_POL</text:p>
          </table:table-cell>
          <table:table-cell office:value-type="string" calcext:value-type="string">
            <text:p>CLKout1_FMT</text:p>
          </table:table-cell>
          <table:table-cell office:value-type="string" calcext:value-type="string">
            <text:p>DCLKout0_POL</text:p>
          </table:table-cell>
          <table:table-cell office:value-type="string" calcext:value-type="string">
            <text:p>CLKout0_FM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8</text:p>
          </table:table-cell>
          <table:table-cell table:formula="of:=&quot;0x&quot;&amp;DEC2HEX(HEX2DEC(&quot;80&quot;)+INT(HEX2DEC([.A17])/2^8))" office:value-type="string" office:string-value="0x81" calcext:value-type="string">
            <text:p>0x81</text:p>
          </table:table-cell>
          <table:table-cell table:formula="of:=&quot;0x&quot;&amp;DEC2HEX(HEX2DEC([.A17])-2^8*INT(HEX2DEC([.A17])/2^8);2)" office:value-type="string" office:string-value="0x08" calcext:value-type="string">
            <text:p>0x08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7]&amp;&quot;,&quot;&amp;[.C17]&amp;&quot;,&quot;&amp;[.D17]&amp;&quot;],\&quot;" office:value-type="string" office:string-value="[0x81,0x08,0x00],\" calcext:value-type="string">
            <text:p>[0x81,0x08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Kout2_3_ODL</text:p>
          </table:table-cell>
          <table:table-cell office:value-type="string" calcext:value-type="string">
            <text:p>CLKout2_3_IDL</text:p>
          </table:table-cell>
          <table:table-cell office:value-type="string" calcext:value-type="string">
            <text:p>DCLKout2_DI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9</text:p>
          </table:table-cell>
          <table:table-cell table:formula="of:=&quot;0x&quot;&amp;DEC2HEX(HEX2DEC(&quot;80&quot;)+INT(HEX2DEC([.A18])/2^8))" office:value-type="string" office:string-value="0x81" calcext:value-type="string">
            <text:p>0x81</text:p>
          </table:table-cell>
          <table:table-cell table:formula="of:=&quot;0x&quot;&amp;DEC2HEX(HEX2DEC([.A18])-2^8*INT(HEX2DEC([.A18])/2^8);2)" office:value-type="string" office:string-value="0x09" calcext:value-type="string">
            <text:p>0x09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8]&amp;&quot;,&quot;&amp;[.C18]&amp;&quot;,&quot;&amp;[.D18]&amp;&quot;],\&quot;" office:value-type="string" office:string-value="[0x81,0x09,0x00],\" calcext:value-type="string">
            <text:p>[0x81,0x09,0x00],\</text:p>
          </table:table-cell>
          <table:table-cell office:value-type="string" calcext:value-type="string">
            <text:p>DCLKout2_DDLY_CNTH</text:p>
          </table:table-cell>
          <table:table-cell office:value-type="string" calcext:value-type="string">
            <text:p>DCLKout2_DDLY_CNT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B</text:p>
          </table:table-cell>
          <table:table-cell table:formula="of:=&quot;0x&quot;&amp;DEC2HEX(HEX2DEC(&quot;80&quot;)+INT(HEX2DEC([.A19])/2^8))" office:value-type="string" office:string-value="0x81" calcext:value-type="string">
            <text:p>0x81</text:p>
          </table:table-cell>
          <table:table-cell table:formula="of:=&quot;0x&quot;&amp;DEC2HEX(HEX2DEC([.A19])-2^8*INT(HEX2DEC([.A19])/2^8);2)" office:value-type="string" office:string-value="0x0B" calcext:value-type="string">
            <text:p>0x0B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9]&amp;&quot;,&quot;&amp;[.C19]&amp;&quot;,&quot;&amp;[.D19]&amp;&quot;],\&quot;" office:value-type="string" office:string-value="[0x81,0x0B,0x00],\" calcext:value-type="string">
            <text:p>[0x81,0x0B,0x00],\</text:p>
          </table:table-cell>
          <table:table-cell office:value-type="string" calcext:value-type="string">
            <text:p>DCLKout2_ADLY</text:p>
          </table:table-cell>
          <table:table-cell office:value-type="string" calcext:value-type="string">
            <text:p>DCLKout2_ADLY_MUX</text:p>
          </table:table-cell>
          <table:table-cell office:value-type="string" calcext:value-type="string">
            <text:p>DCLKout2_MU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C</text:p>
          </table:table-cell>
          <table:table-cell table:formula="of:=&quot;0x&quot;&amp;DEC2HEX(HEX2DEC(&quot;80&quot;)+INT(HEX2DEC([.A20])/2^8))" office:value-type="string" office:string-value="0x81" calcext:value-type="string">
            <text:p>0x81</text:p>
          </table:table-cell>
          <table:table-cell table:formula="of:=&quot;0x&quot;&amp;DEC2HEX(HEX2DEC([.A20])-2^8*INT(HEX2DEC([.A20])/2^8);2)" office:value-type="string" office:string-value="0x0C" calcext:value-type="string">
            <text:p>0x0C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20]&amp;&quot;,&quot;&amp;[.C20]&amp;&quot;,&quot;&amp;[.D20]&amp;&quot;],\&quot;" office:value-type="string" office:string-value="[0x81,0x0C,0x00],\" calcext:value-type="string">
            <text:p>[0x81,0x0C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LKout2_HS</text:p>
          </table:table-cell>
          <table:table-cell office:value-type="string" calcext:value-type="string">
            <text:p>SDCLKout3_MUX</text:p>
          </table:table-cell>
          <table:table-cell office:value-type="string" calcext:value-type="string">
            <text:p>SDCLKout3_DDLY</text:p>
          </table:table-cell>
          <table:table-cell office:value-type="string" calcext:value-type="string">
            <text:p>SDCLKout3_H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D</text:p>
          </table:table-cell>
          <table:table-cell table:formula="of:=&quot;0x&quot;&amp;DEC2HEX(HEX2DEC(&quot;80&quot;)+INT(HEX2DEC([.A21])/2^8))" office:value-type="string" office:string-value="0x81" calcext:value-type="string">
            <text:p>0x81</text:p>
          </table:table-cell>
          <table:table-cell table:formula="of:=&quot;0x&quot;&amp;DEC2HEX(HEX2DEC([.A21])-2^8*INT(HEX2DEC([.A21])/2^8);2)" office:value-type="string" office:string-value="0x0D" calcext:value-type="string">
            <text:p>0x0D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21]&amp;&quot;,&quot;&amp;[.C21]&amp;&quot;,&quot;&amp;[.D21]&amp;&quot;],\&quot;" office:value-type="string" office:string-value="[0x81,0x0D,0x00],\" calcext:value-type="string">
            <text:p>[0x81,0x0D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DCLKout3_ADLY_EN</text:p>
          </table:table-cell>
          <table:table-cell office:value-type="string" calcext:value-type="string">
            <text:p>SDCLKout3_AD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E</text:p>
          </table:table-cell>
          <table:table-cell table:formula="of:=&quot;0x&quot;&amp;DEC2HEX(HEX2DEC(&quot;80&quot;)+INT(HEX2DEC([.A22])/2^8))" office:value-type="string" office:string-value="0x81" calcext:value-type="string">
            <text:p>0x81</text:p>
          </table:table-cell>
          <table:table-cell table:formula="of:=&quot;0x&quot;&amp;DEC2HEX(HEX2DEC([.A22])-2^8*INT(HEX2DEC([.A22])/2^8);2)" office:value-type="string" office:string-value="0x0E" calcext:value-type="string">
            <text:p>0x0E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22]&amp;&quot;,&quot;&amp;[.C22]&amp;&quot;,&quot;&amp;[.D22]&amp;&quot;],\&quot;" office:value-type="string" office:string-value="[0x81,0x0E,0x00],\" calcext:value-type="string">
            <text:p>[0x81,0x0E,0x00],\</text:p>
          </table:table-cell>
          <table:table-cell office:value-type="string" calcext:value-type="string">
            <text:p>DCLKout2_DDLY_PD</text:p>
          </table:table-cell>
          <table:table-cell office:value-type="string" calcext:value-type="string">
            <text:p>DCLKout2_HSg_PD</text:p>
          </table:table-cell>
          <table:table-cell office:value-type="string" calcext:value-type="string">
            <text:p>DCLKout2_ADLYg_PD</text:p>
          </table:table-cell>
          <table:table-cell office:value-type="string" calcext:value-type="string">
            <text:p>DCLKout2_ADLY_PD</text:p>
          </table:table-cell>
          <table:table-cell office:value-type="string" calcext:value-type="string">
            <text:p>CLKout2_3_PD</text:p>
          </table:table-cell>
          <table:table-cell office:value-type="string" calcext:value-type="string">
            <text:p>SDCLKout3_DIS_MODE</text:p>
          </table:table-cell>
          <table:table-cell office:value-type="string" calcext:value-type="string">
            <text:p>SDCLKout3_P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F</text:p>
          </table:table-cell>
          <table:table-cell table:formula="of:=&quot;0x&quot;&amp;DEC2HEX(HEX2DEC(&quot;80&quot;)+INT(HEX2DEC([.A23])/2^8))" office:value-type="string" office:string-value="0x81" calcext:value-type="string">
            <text:p>0x81</text:p>
          </table:table-cell>
          <table:table-cell table:formula="of:=&quot;0x&quot;&amp;DEC2HEX(HEX2DEC([.A23])-2^8*INT(HEX2DEC([.A23])/2^8);2)" office:value-type="string" office:string-value="0x0F" calcext:value-type="string">
            <text:p>0x0F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23]&amp;&quot;,&quot;&amp;[.C23]&amp;&quot;,&quot;&amp;[.D23]&amp;&quot;],\&quot;" office:value-type="string" office:string-value="[0x81,0x0F,0x00],\" calcext:value-type="string">
            <text:p>[0x81,0x0F,0x00],\</text:p>
          </table:table-cell>
          <table:table-cell office:value-type="string" calcext:value-type="string">
            <text:p>SDCLKout3_POL</text:p>
          </table:table-cell>
          <table:table-cell office:value-type="string" calcext:value-type="string">
            <text:p>CLKout3_FMT</text:p>
          </table:table-cell>
          <table:table-cell office:value-type="string" calcext:value-type="string">
            <text:p>DCLKout2_POL</text:p>
          </table:table-cell>
          <table:table-cell office:value-type="string" calcext:value-type="string">
            <text:p>CLKout2_FM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0</text:p>
          </table:table-cell>
          <table:table-cell table:formula="of:=&quot;0x&quot;&amp;DEC2HEX(HEX2DEC(&quot;80&quot;)+INT(HEX2DEC([.A24])/2^8))" office:value-type="string" office:string-value="0x81" calcext:value-type="string">
            <text:p>0x81</text:p>
          </table:table-cell>
          <table:table-cell table:formula="of:=&quot;0x&quot;&amp;DEC2HEX(HEX2DEC([.A24])-2^8*INT(HEX2DEC([.A24])/2^8);2)" office:value-type="string" office:string-value="0x10" calcext:value-type="string">
            <text:p>0x10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24]&amp;&quot;,&quot;&amp;[.C24]&amp;&quot;,&quot;&amp;[.D24]&amp;&quot;],\&quot;" office:value-type="string" office:string-value="[0x81,0x10,0x00],\" calcext:value-type="string">
            <text:p>[0x81,0x10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Kout4_5_ODL</text:p>
          </table:table-cell>
          <table:table-cell office:value-type="string" calcext:value-type="string">
            <text:p>CLKout4_5_IDL</text:p>
          </table:table-cell>
          <table:table-cell office:value-type="string" calcext:value-type="string">
            <text:p>DCLKout4_DI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1</text:p>
          </table:table-cell>
          <table:table-cell table:formula="of:=&quot;0x&quot;&amp;DEC2HEX(HEX2DEC(&quot;80&quot;)+INT(HEX2DEC([.A25])/2^8))" office:value-type="string" office:string-value="0x81" calcext:value-type="string">
            <text:p>0x81</text:p>
          </table:table-cell>
          <table:table-cell table:formula="of:=&quot;0x&quot;&amp;DEC2HEX(HEX2DEC([.A25])-2^8*INT(HEX2DEC([.A25])/2^8);2)" office:value-type="string" office:string-value="0x11" calcext:value-type="string">
            <text:p>0x11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25]&amp;&quot;,&quot;&amp;[.C25]&amp;&quot;,&quot;&amp;[.D25]&amp;&quot;],\&quot;" office:value-type="string" office:string-value="[0x81,0x11,0x00],\" calcext:value-type="string">
            <text:p>[0x81,0x11,0x00],\</text:p>
          </table:table-cell>
          <table:table-cell office:value-type="string" calcext:value-type="string">
            <text:p>DCLKout4_DDLY_CNTH</text:p>
          </table:table-cell>
          <table:table-cell office:value-type="string" calcext:value-type="string">
            <text:p>DCLKout4_DDLY_CNT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3</text:p>
          </table:table-cell>
          <table:table-cell table:formula="of:=&quot;0x&quot;&amp;DEC2HEX(HEX2DEC(&quot;80&quot;)+INT(HEX2DEC([.A26])/2^8))" office:value-type="string" office:string-value="0x81" calcext:value-type="string">
            <text:p>0x81</text:p>
          </table:table-cell>
          <table:table-cell table:formula="of:=&quot;0x&quot;&amp;DEC2HEX(HEX2DEC([.A26])-2^8*INT(HEX2DEC([.A26])/2^8);2)" office:value-type="string" office:string-value="0x13" calcext:value-type="string">
            <text:p>0x13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26]&amp;&quot;,&quot;&amp;[.C26]&amp;&quot;,&quot;&amp;[.D26]&amp;&quot;],\&quot;" office:value-type="string" office:string-value="[0x81,0x13,0x00],\" calcext:value-type="string">
            <text:p>[0x81,0x13,0x00],\</text:p>
          </table:table-cell>
          <table:table-cell office:value-type="string" calcext:value-type="string">
            <text:p>DCLKout4_ADLY</text:p>
          </table:table-cell>
          <table:table-cell office:value-type="string" calcext:value-type="string">
            <text:p>DCLKout4_ADLY_MUX</text:p>
          </table:table-cell>
          <table:table-cell office:value-type="string" calcext:value-type="string">
            <text:p>DCLKout4_MU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4</text:p>
          </table:table-cell>
          <table:table-cell table:formula="of:=&quot;0x&quot;&amp;DEC2HEX(HEX2DEC(&quot;80&quot;)+INT(HEX2DEC([.A27])/2^8))" office:value-type="string" office:string-value="0x81" calcext:value-type="string">
            <text:p>0x81</text:p>
          </table:table-cell>
          <table:table-cell table:formula="of:=&quot;0x&quot;&amp;DEC2HEX(HEX2DEC([.A27])-2^8*INT(HEX2DEC([.A27])/2^8);2)" office:value-type="string" office:string-value="0x14" calcext:value-type="string">
            <text:p>0x14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27]&amp;&quot;,&quot;&amp;[.C27]&amp;&quot;,&quot;&amp;[.D27]&amp;&quot;],\&quot;" office:value-type="string" office:string-value="[0x81,0x14,0x00],\" calcext:value-type="string">
            <text:p>[0x81,0x14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LKout4_HS</text:p>
          </table:table-cell>
          <table:table-cell office:value-type="string" calcext:value-type="string">
            <text:p>SDCLKout5_MUX</text:p>
          </table:table-cell>
          <table:table-cell office:value-type="string" calcext:value-type="string">
            <text:p>SDCLKout5_DDLY</text:p>
          </table:table-cell>
          <table:table-cell office:value-type="string" calcext:value-type="string">
            <text:p>SDCLKout5_H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5</text:p>
          </table:table-cell>
          <table:table-cell table:formula="of:=&quot;0x&quot;&amp;DEC2HEX(HEX2DEC(&quot;80&quot;)+INT(HEX2DEC([.A28])/2^8))" office:value-type="string" office:string-value="0x81" calcext:value-type="string">
            <text:p>0x81</text:p>
          </table:table-cell>
          <table:table-cell table:formula="of:=&quot;0x&quot;&amp;DEC2HEX(HEX2DEC([.A28])-2^8*INT(HEX2DEC([.A28])/2^8);2)" office:value-type="string" office:string-value="0x15" calcext:value-type="string">
            <text:p>0x15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28]&amp;&quot;,&quot;&amp;[.C28]&amp;&quot;,&quot;&amp;[.D28]&amp;&quot;],\&quot;" office:value-type="string" office:string-value="[0x81,0x15,0x00],\" calcext:value-type="string">
            <text:p>[0x81,0x15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DCLKout5_ADLY_EN</text:p>
          </table:table-cell>
          <table:table-cell office:value-type="string" calcext:value-type="string">
            <text:p>SDCLKout5_AD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6</text:p>
          </table:table-cell>
          <table:table-cell table:formula="of:=&quot;0x&quot;&amp;DEC2HEX(HEX2DEC(&quot;80&quot;)+INT(HEX2DEC([.A29])/2^8))" office:value-type="string" office:string-value="0x81" calcext:value-type="string">
            <text:p>0x81</text:p>
          </table:table-cell>
          <table:table-cell table:formula="of:=&quot;0x&quot;&amp;DEC2HEX(HEX2DEC([.A29])-2^8*INT(HEX2DEC([.A29])/2^8);2)" office:value-type="string" office:string-value="0x16" calcext:value-type="string">
            <text:p>0x16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29]&amp;&quot;,&quot;&amp;[.C29]&amp;&quot;,&quot;&amp;[.D29]&amp;&quot;],\&quot;" office:value-type="string" office:string-value="[0x81,0x16,0x00],\" calcext:value-type="string">
            <text:p>[0x81,0x16,0x00],\</text:p>
          </table:table-cell>
          <table:table-cell office:value-type="string" calcext:value-type="string">
            <text:p>DCLKout4_DDLY_PD</text:p>
          </table:table-cell>
          <table:table-cell office:value-type="string" calcext:value-type="string">
            <text:p>DCLKout4_HSg_PD</text:p>
          </table:table-cell>
          <table:table-cell office:value-type="string" calcext:value-type="string">
            <text:p>DCLKout4_ADLYg_PD</text:p>
          </table:table-cell>
          <table:table-cell office:value-type="string" calcext:value-type="string">
            <text:p>DCLKout4_ADLY_PD</text:p>
          </table:table-cell>
          <table:table-cell office:value-type="string" calcext:value-type="string">
            <text:p>CLKout4_5_PD</text:p>
          </table:table-cell>
          <table:table-cell office:value-type="string" calcext:value-type="string">
            <text:p>SDCLKout5_DIS_MODE</text:p>
          </table:table-cell>
          <table:table-cell office:value-type="string" calcext:value-type="string">
            <text:p>SDCLKout5_P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7</text:p>
          </table:table-cell>
          <table:table-cell table:formula="of:=&quot;0x&quot;&amp;DEC2HEX(HEX2DEC(&quot;80&quot;)+INT(HEX2DEC([.A30])/2^8))" office:value-type="string" office:string-value="0x81" calcext:value-type="string">
            <text:p>0x81</text:p>
          </table:table-cell>
          <table:table-cell table:formula="of:=&quot;0x&quot;&amp;DEC2HEX(HEX2DEC([.A30])-2^8*INT(HEX2DEC([.A30])/2^8);2)" office:value-type="string" office:string-value="0x17" calcext:value-type="string">
            <text:p>0x17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30]&amp;&quot;,&quot;&amp;[.C30]&amp;&quot;,&quot;&amp;[.D30]&amp;&quot;],\&quot;" office:value-type="string" office:string-value="[0x81,0x17,0x00],\" calcext:value-type="string">
            <text:p>[0x81,0x17,0x00],\</text:p>
          </table:table-cell>
          <table:table-cell office:value-type="string" calcext:value-type="string">
            <text:p>SDCLKout5_POL</text:p>
          </table:table-cell>
          <table:table-cell office:value-type="string" calcext:value-type="string">
            <text:p>CLKout5_FMT</text:p>
          </table:table-cell>
          <table:table-cell office:value-type="string" calcext:value-type="string">
            <text:p>DCLKout4_POL</text:p>
          </table:table-cell>
          <table:table-cell office:value-type="string" calcext:value-type="string">
            <text:p>CLKout4_FM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8</text:p>
          </table:table-cell>
          <table:table-cell table:formula="of:=&quot;0x&quot;&amp;DEC2HEX(HEX2DEC(&quot;80&quot;)+INT(HEX2DEC([.A31])/2^8))" office:value-type="string" office:string-value="0x81" calcext:value-type="string">
            <text:p>0x81</text:p>
          </table:table-cell>
          <table:table-cell table:formula="of:=&quot;0x&quot;&amp;DEC2HEX(HEX2DEC([.A31])-2^8*INT(HEX2DEC([.A31])/2^8);2)" office:value-type="string" office:string-value="0x18" calcext:value-type="string">
            <text:p>0x18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31]&amp;&quot;,&quot;&amp;[.C31]&amp;&quot;,&quot;&amp;[.D31]&amp;&quot;],\&quot;" office:value-type="string" office:string-value="[0x81,0x18,0x00],\" calcext:value-type="string">
            <text:p>[0x81,0x18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Kout6_7_ODL</text:p>
          </table:table-cell>
          <table:table-cell office:value-type="string" calcext:value-type="string">
            <text:p>CLKout6_8_IDL</text:p>
          </table:table-cell>
          <table:table-cell office:value-type="string" calcext:value-type="string">
            <text:p>DCLKout6_DI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9</text:p>
          </table:table-cell>
          <table:table-cell table:formula="of:=&quot;0x&quot;&amp;DEC2HEX(HEX2DEC(&quot;80&quot;)+INT(HEX2DEC([.A32])/2^8))" office:value-type="string" office:string-value="0x81" calcext:value-type="string">
            <text:p>0x81</text:p>
          </table:table-cell>
          <table:table-cell table:formula="of:=&quot;0x&quot;&amp;DEC2HEX(HEX2DEC([.A32])-2^8*INT(HEX2DEC([.A32])/2^8);2)" office:value-type="string" office:string-value="0x19" calcext:value-type="string">
            <text:p>0x19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32]&amp;&quot;,&quot;&amp;[.C32]&amp;&quot;,&quot;&amp;[.D32]&amp;&quot;],\&quot;" office:value-type="string" office:string-value="[0x81,0x19,0x00],\" calcext:value-type="string">
            <text:p>[0x81,0x19,0x00],\</text:p>
          </table:table-cell>
          <table:table-cell office:value-type="string" calcext:value-type="string">
            <text:p>DCLKout6_DDLY_CNTH</text:p>
          </table:table-cell>
          <table:table-cell office:value-type="string" calcext:value-type="string">
            <text:p>DCLKout6_DDLY_CNT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B</text:p>
          </table:table-cell>
          <table:table-cell table:formula="of:=&quot;0x&quot;&amp;DEC2HEX(HEX2DEC(&quot;80&quot;)+INT(HEX2DEC([.A33])/2^8))" office:value-type="string" office:string-value="0x81" calcext:value-type="string">
            <text:p>0x81</text:p>
          </table:table-cell>
          <table:table-cell table:formula="of:=&quot;0x&quot;&amp;DEC2HEX(HEX2DEC([.A33])-2^8*INT(HEX2DEC([.A33])/2^8);2)" office:value-type="string" office:string-value="0x1B" calcext:value-type="string">
            <text:p>0x1B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33]&amp;&quot;,&quot;&amp;[.C33]&amp;&quot;,&quot;&amp;[.D33]&amp;&quot;],\&quot;" office:value-type="string" office:string-value="[0x81,0x1B,0x00],\" calcext:value-type="string">
            <text:p>[0x81,0x1B,0x00],\</text:p>
          </table:table-cell>
          <table:table-cell office:value-type="string" calcext:value-type="string">
            <text:p>DCLKout6_ADLY</text:p>
          </table:table-cell>
          <table:table-cell office:value-type="string" calcext:value-type="string">
            <text:p>DCLKout6_ADLY_MUX</text:p>
          </table:table-cell>
          <table:table-cell office:value-type="string" calcext:value-type="string">
            <text:p>DCLKout6_MU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C</text:p>
          </table:table-cell>
          <table:table-cell table:formula="of:=&quot;0x&quot;&amp;DEC2HEX(HEX2DEC(&quot;80&quot;)+INT(HEX2DEC([.A34])/2^8))" office:value-type="string" office:string-value="0x81" calcext:value-type="string">
            <text:p>0x81</text:p>
          </table:table-cell>
          <table:table-cell table:formula="of:=&quot;0x&quot;&amp;DEC2HEX(HEX2DEC([.A34])-2^8*INT(HEX2DEC([.A34])/2^8);2)" office:value-type="string" office:string-value="0x1C" calcext:value-type="string">
            <text:p>0x1C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34]&amp;&quot;,&quot;&amp;[.C34]&amp;&quot;,&quot;&amp;[.D34]&amp;&quot;],\&quot;" office:value-type="string" office:string-value="[0x81,0x1C,0x00],\" calcext:value-type="string">
            <text:p>[0x81,0x1C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LKout6_HS</text:p>
          </table:table-cell>
          <table:table-cell office:value-type="string" calcext:value-type="string">
            <text:p>SDCLKout7_MUX</text:p>
          </table:table-cell>
          <table:table-cell office:value-type="string" calcext:value-type="string">
            <text:p>SDCLKout7_DDLY</text:p>
          </table:table-cell>
          <table:table-cell office:value-type="string" calcext:value-type="string">
            <text:p>SDCLKout7_H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D</text:p>
          </table:table-cell>
          <table:table-cell table:formula="of:=&quot;0x&quot;&amp;DEC2HEX(HEX2DEC(&quot;80&quot;)+INT(HEX2DEC([.A35])/2^8))" office:value-type="string" office:string-value="0x81" calcext:value-type="string">
            <text:p>0x81</text:p>
          </table:table-cell>
          <table:table-cell table:formula="of:=&quot;0x&quot;&amp;DEC2HEX(HEX2DEC([.A35])-2^8*INT(HEX2DEC([.A35])/2^8);2)" office:value-type="string" office:string-value="0x1D" calcext:value-type="string">
            <text:p>0x1D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35]&amp;&quot;,&quot;&amp;[.C35]&amp;&quot;,&quot;&amp;[.D35]&amp;&quot;],\&quot;" office:value-type="string" office:string-value="[0x81,0x1D,0x00],\" calcext:value-type="string">
            <text:p>[0x81,0x1D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DCLKout7_ADLY_EN</text:p>
          </table:table-cell>
          <table:table-cell office:value-type="string" calcext:value-type="string">
            <text:p>SDCLKout7_AD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E</text:p>
          </table:table-cell>
          <table:table-cell table:formula="of:=&quot;0x&quot;&amp;DEC2HEX(HEX2DEC(&quot;80&quot;)+INT(HEX2DEC([.A36])/2^8))" office:value-type="string" office:string-value="0x81" calcext:value-type="string">
            <text:p>0x81</text:p>
          </table:table-cell>
          <table:table-cell table:formula="of:=&quot;0x&quot;&amp;DEC2HEX(HEX2DEC([.A36])-2^8*INT(HEX2DEC([.A36])/2^8);2)" office:value-type="string" office:string-value="0x1E" calcext:value-type="string">
            <text:p>0x1E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36]&amp;&quot;,&quot;&amp;[.C36]&amp;&quot;,&quot;&amp;[.D36]&amp;&quot;],\&quot;" office:value-type="string" office:string-value="[0x81,0x1E,0x00],\" calcext:value-type="string">
            <text:p>[0x81,0x1E,0x00],\</text:p>
          </table:table-cell>
          <table:table-cell office:value-type="string" calcext:value-type="string">
            <text:p>DCLKout6_DDLY_PD</text:p>
          </table:table-cell>
          <table:table-cell office:value-type="string" calcext:value-type="string">
            <text:p>DCLKout6_HSg_PD</text:p>
          </table:table-cell>
          <table:table-cell office:value-type="string" calcext:value-type="string">
            <text:p>DCLKout6_ADLYg_PD</text:p>
          </table:table-cell>
          <table:table-cell office:value-type="string" calcext:value-type="string">
            <text:p>DCLKout6_ADLY_PD</text:p>
          </table:table-cell>
          <table:table-cell office:value-type="string" calcext:value-type="string">
            <text:p>CLKout6_7_PD</text:p>
          </table:table-cell>
          <table:table-cell office:value-type="string" calcext:value-type="string">
            <text:p>SDCLKout7_DIS_MODE</text:p>
          </table:table-cell>
          <table:table-cell office:value-type="string" calcext:value-type="string">
            <text:p>SDCLKout7_P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F</text:p>
          </table:table-cell>
          <table:table-cell table:formula="of:=&quot;0x&quot;&amp;DEC2HEX(HEX2DEC(&quot;80&quot;)+INT(HEX2DEC([.A37])/2^8))" office:value-type="string" office:string-value="0x81" calcext:value-type="string">
            <text:p>0x81</text:p>
          </table:table-cell>
          <table:table-cell table:formula="of:=&quot;0x&quot;&amp;DEC2HEX(HEX2DEC([.A37])-2^8*INT(HEX2DEC([.A37])/2^8);2)" office:value-type="string" office:string-value="0x1F" calcext:value-type="string">
            <text:p>0x1F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37]&amp;&quot;,&quot;&amp;[.C37]&amp;&quot;,&quot;&amp;[.D37]&amp;&quot;],\&quot;" office:value-type="string" office:string-value="[0x81,0x1F,0x00],\" calcext:value-type="string">
            <text:p>[0x81,0x1F,0x00],\</text:p>
          </table:table-cell>
          <table:table-cell office:value-type="string" calcext:value-type="string">
            <text:p>SDCLKout7_POL</text:p>
          </table:table-cell>
          <table:table-cell office:value-type="string" calcext:value-type="string">
            <text:p>CLKout7_FMT</text:p>
          </table:table-cell>
          <table:table-cell office:value-type="string" calcext:value-type="string">
            <text:p>DCLKout6_POL</text:p>
          </table:table-cell>
          <table:table-cell office:value-type="string" calcext:value-type="string">
            <text:p>CLKout6_FM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0</text:p>
          </table:table-cell>
          <table:table-cell table:formula="of:=&quot;0x&quot;&amp;DEC2HEX(HEX2DEC(&quot;80&quot;)+INT(HEX2DEC([.A38])/2^8))" office:value-type="string" office:string-value="0x81" calcext:value-type="string">
            <text:p>0x81</text:p>
          </table:table-cell>
          <table:table-cell table:formula="of:=&quot;0x&quot;&amp;DEC2HEX(HEX2DEC([.A38])-2^8*INT(HEX2DEC([.A38])/2^8);2)" office:value-type="string" office:string-value="0x20" calcext:value-type="string">
            <text:p>0x20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38]&amp;&quot;,&quot;&amp;[.C38]&amp;&quot;,&quot;&amp;[.D38]&amp;&quot;],\&quot;" office:value-type="string" office:string-value="[0x81,0x20,0x00],\" calcext:value-type="string">
            <text:p>[0x81,0x20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Kout8_9_ODL</text:p>
          </table:table-cell>
          <table:table-cell office:value-type="string" calcext:value-type="string">
            <text:p>CLKout8_9_IDL</text:p>
          </table:table-cell>
          <table:table-cell office:value-type="string" calcext:value-type="string">
            <text:p>DCLKout8_DI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1</text:p>
          </table:table-cell>
          <table:table-cell table:formula="of:=&quot;0x&quot;&amp;DEC2HEX(HEX2DEC(&quot;80&quot;)+INT(HEX2DEC([.A39])/2^8))" office:value-type="string" office:string-value="0x81" calcext:value-type="string">
            <text:p>0x81</text:p>
          </table:table-cell>
          <table:table-cell table:formula="of:=&quot;0x&quot;&amp;DEC2HEX(HEX2DEC([.A39])-2^8*INT(HEX2DEC([.A39])/2^8);2)" office:value-type="string" office:string-value="0x21" calcext:value-type="string">
            <text:p>0x21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39]&amp;&quot;,&quot;&amp;[.C39]&amp;&quot;,&quot;&amp;[.D39]&amp;&quot;],\&quot;" office:value-type="string" office:string-value="[0x81,0x21,0x00],\" calcext:value-type="string">
            <text:p>[0x81,0x21,0x00],\</text:p>
          </table:table-cell>
          <table:table-cell office:value-type="string" calcext:value-type="string">
            <text:p>DCLKout8_DDLY_CNTH</text:p>
          </table:table-cell>
          <table:table-cell office:value-type="string" calcext:value-type="string">
            <text:p>DCLKout8_DDLY_CNT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3</text:p>
          </table:table-cell>
          <table:table-cell table:formula="of:=&quot;0x&quot;&amp;DEC2HEX(HEX2DEC(&quot;80&quot;)+INT(HEX2DEC([.A40])/2^8))" office:value-type="string" office:string-value="0x81" calcext:value-type="string">
            <text:p>0x81</text:p>
          </table:table-cell>
          <table:table-cell table:formula="of:=&quot;0x&quot;&amp;DEC2HEX(HEX2DEC([.A40])-2^8*INT(HEX2DEC([.A40])/2^8);2)" office:value-type="string" office:string-value="0x23" calcext:value-type="string">
            <text:p>0x23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40]&amp;&quot;,&quot;&amp;[.C40]&amp;&quot;,&quot;&amp;[.D40]&amp;&quot;],\&quot;" office:value-type="string" office:string-value="[0x81,0x23,0x00],\" calcext:value-type="string">
            <text:p>[0x81,0x23,0x00],\</text:p>
          </table:table-cell>
          <table:table-cell office:value-type="string" calcext:value-type="string">
            <text:p>DCLKout8_ADLY</text:p>
          </table:table-cell>
          <table:table-cell office:value-type="string" calcext:value-type="string">
            <text:p>DCLKout8_ADLY_MUX</text:p>
          </table:table-cell>
          <table:table-cell office:value-type="string" calcext:value-type="string">
            <text:p>DCLKout8_MU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4</text:p>
          </table:table-cell>
          <table:table-cell table:formula="of:=&quot;0x&quot;&amp;DEC2HEX(HEX2DEC(&quot;80&quot;)+INT(HEX2DEC([.A41])/2^8))" office:value-type="string" office:string-value="0x81" calcext:value-type="string">
            <text:p>0x81</text:p>
          </table:table-cell>
          <table:table-cell table:formula="of:=&quot;0x&quot;&amp;DEC2HEX(HEX2DEC([.A41])-2^8*INT(HEX2DEC([.A41])/2^8);2)" office:value-type="string" office:string-value="0x24" calcext:value-type="string">
            <text:p>0x24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41]&amp;&quot;,&quot;&amp;[.C41]&amp;&quot;,&quot;&amp;[.D41]&amp;&quot;],\&quot;" office:value-type="string" office:string-value="[0x81,0x24,0x00],\" calcext:value-type="string">
            <text:p>[0x81,0x24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LKout8_HS</text:p>
          </table:table-cell>
          <table:table-cell office:value-type="string" calcext:value-type="string">
            <text:p>SDCLKout9_MUX</text:p>
          </table:table-cell>
          <table:table-cell office:value-type="string" calcext:value-type="string">
            <text:p>SDCLKout9_DDLY</text:p>
          </table:table-cell>
          <table:table-cell office:value-type="string" calcext:value-type="string">
            <text:p>SDCLKout9_H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5</text:p>
          </table:table-cell>
          <table:table-cell table:formula="of:=&quot;0x&quot;&amp;DEC2HEX(HEX2DEC(&quot;80&quot;)+INT(HEX2DEC([.A42])/2^8))" office:value-type="string" office:string-value="0x81" calcext:value-type="string">
            <text:p>0x81</text:p>
          </table:table-cell>
          <table:table-cell table:formula="of:=&quot;0x&quot;&amp;DEC2HEX(HEX2DEC([.A42])-2^8*INT(HEX2DEC([.A42])/2^8);2)" office:value-type="string" office:string-value="0x25" calcext:value-type="string">
            <text:p>0x25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42]&amp;&quot;,&quot;&amp;[.C42]&amp;&quot;,&quot;&amp;[.D42]&amp;&quot;],\&quot;" office:value-type="string" office:string-value="[0x81,0x25,0x00],\" calcext:value-type="string">
            <text:p>[0x81,0x25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DCLKout9_ADLY_EN</text:p>
          </table:table-cell>
          <table:table-cell office:value-type="string" calcext:value-type="string">
            <text:p>SDCLKout9_AD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6</text:p>
          </table:table-cell>
          <table:table-cell table:formula="of:=&quot;0x&quot;&amp;DEC2HEX(HEX2DEC(&quot;80&quot;)+INT(HEX2DEC([.A43])/2^8))" office:value-type="string" office:string-value="0x81" calcext:value-type="string">
            <text:p>0x81</text:p>
          </table:table-cell>
          <table:table-cell table:formula="of:=&quot;0x&quot;&amp;DEC2HEX(HEX2DEC([.A43])-2^8*INT(HEX2DEC([.A43])/2^8);2)" office:value-type="string" office:string-value="0x26" calcext:value-type="string">
            <text:p>0x26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43]&amp;&quot;,&quot;&amp;[.C43]&amp;&quot;,&quot;&amp;[.D43]&amp;&quot;],\&quot;" office:value-type="string" office:string-value="[0x81,0x26,0x00],\" calcext:value-type="string">
            <text:p>[0x81,0x26,0x00],\</text:p>
          </table:table-cell>
          <table:table-cell office:value-type="string" calcext:value-type="string">
            <text:p>DCLKout8_DDLY_PD</text:p>
          </table:table-cell>
          <table:table-cell office:value-type="string" calcext:value-type="string">
            <text:p>DCLKout8_HSg_PD</text:p>
          </table:table-cell>
          <table:table-cell office:value-type="string" calcext:value-type="string">
            <text:p>DCLKout8_ADLYg_PD</text:p>
          </table:table-cell>
          <table:table-cell office:value-type="string" calcext:value-type="string">
            <text:p>DCLKout8_ADLY_PD</text:p>
          </table:table-cell>
          <table:table-cell office:value-type="string" calcext:value-type="string">
            <text:p>CLKout8_9_PD</text:p>
          </table:table-cell>
          <table:table-cell office:value-type="string" calcext:value-type="string">
            <text:p>SDCLKout9_DIS_MODE</text:p>
          </table:table-cell>
          <table:table-cell office:value-type="string" calcext:value-type="string">
            <text:p>SDCLKout9_P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7</text:p>
          </table:table-cell>
          <table:table-cell table:formula="of:=&quot;0x&quot;&amp;DEC2HEX(HEX2DEC(&quot;80&quot;)+INT(HEX2DEC([.A44])/2^8))" office:value-type="string" office:string-value="0x81" calcext:value-type="string">
            <text:p>0x81</text:p>
          </table:table-cell>
          <table:table-cell table:formula="of:=&quot;0x&quot;&amp;DEC2HEX(HEX2DEC([.A44])-2^8*INT(HEX2DEC([.A44])/2^8);2)" office:value-type="string" office:string-value="0x27" calcext:value-type="string">
            <text:p>0x27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44]&amp;&quot;,&quot;&amp;[.C44]&amp;&quot;,&quot;&amp;[.D44]&amp;&quot;],\&quot;" office:value-type="string" office:string-value="[0x81,0x27,0x00],\" calcext:value-type="string">
            <text:p>[0x81,0x27,0x00],\</text:p>
          </table:table-cell>
          <table:table-cell office:value-type="string" calcext:value-type="string">
            <text:p>SDCLKout9_POL</text:p>
          </table:table-cell>
          <table:table-cell office:value-type="string" calcext:value-type="string">
            <text:p>CLKout9_FMT</text:p>
          </table:table-cell>
          <table:table-cell office:value-type="string" calcext:value-type="string">
            <text:p>DCLKout8_POL</text:p>
          </table:table-cell>
          <table:table-cell office:value-type="string" calcext:value-type="string">
            <text:p>CLKout8_FM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8</text:p>
          </table:table-cell>
          <table:table-cell table:formula="of:=&quot;0x&quot;&amp;DEC2HEX(HEX2DEC(&quot;80&quot;)+INT(HEX2DEC([.A45])/2^8))" office:value-type="string" office:string-value="0x81" calcext:value-type="string">
            <text:p>0x81</text:p>
          </table:table-cell>
          <table:table-cell table:formula="of:=&quot;0x&quot;&amp;DEC2HEX(HEX2DEC([.A45])-2^8*INT(HEX2DEC([.A45])/2^8);2)" office:value-type="string" office:string-value="0x28" calcext:value-type="string">
            <text:p>0x28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45]&amp;&quot;,&quot;&amp;[.C45]&amp;&quot;,&quot;&amp;[.D45]&amp;&quot;],\&quot;" office:value-type="string" office:string-value="[0x81,0x28,0x00],\" calcext:value-type="string">
            <text:p>[0x81,0x28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Kout10_11_ODL</text:p>
          </table:table-cell>
          <table:table-cell office:value-type="string" calcext:value-type="string">
            <text:p>CLKout10_11_IDL</text:p>
          </table:table-cell>
          <table:table-cell office:value-type="string" calcext:value-type="string">
            <text:p>DCLKout10_DI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9</text:p>
          </table:table-cell>
          <table:table-cell table:formula="of:=&quot;0x&quot;&amp;DEC2HEX(HEX2DEC(&quot;80&quot;)+INT(HEX2DEC([.A46])/2^8))" office:value-type="string" office:string-value="0x81" calcext:value-type="string">
            <text:p>0x81</text:p>
          </table:table-cell>
          <table:table-cell table:formula="of:=&quot;0x&quot;&amp;DEC2HEX(HEX2DEC([.A46])-2^8*INT(HEX2DEC([.A46])/2^8);2)" office:value-type="string" office:string-value="0x29" calcext:value-type="string">
            <text:p>0x29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46]&amp;&quot;,&quot;&amp;[.C46]&amp;&quot;,&quot;&amp;[.D46]&amp;&quot;],\&quot;" office:value-type="string" office:string-value="[0x81,0x29,0x00],\" calcext:value-type="string">
            <text:p>[0x81,0x29,0x00],\</text:p>
          </table:table-cell>
          <table:table-cell office:value-type="string" calcext:value-type="string">
            <text:p>DCLKout10_DDLY_CNTH</text:p>
          </table:table-cell>
          <table:table-cell office:value-type="string" calcext:value-type="string">
            <text:p>DCLKout10_DDLY_CNT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B</text:p>
          </table:table-cell>
          <table:table-cell table:formula="of:=&quot;0x&quot;&amp;DEC2HEX(HEX2DEC(&quot;80&quot;)+INT(HEX2DEC([.A47])/2^8))" office:value-type="string" office:string-value="0x81" calcext:value-type="string">
            <text:p>0x81</text:p>
          </table:table-cell>
          <table:table-cell table:formula="of:=&quot;0x&quot;&amp;DEC2HEX(HEX2DEC([.A47])-2^8*INT(HEX2DEC([.A47])/2^8);2)" office:value-type="string" office:string-value="0x2B" calcext:value-type="string">
            <text:p>0x2B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47]&amp;&quot;,&quot;&amp;[.C47]&amp;&quot;,&quot;&amp;[.D47]&amp;&quot;],\&quot;" office:value-type="string" office:string-value="[0x81,0x2B,0x00],\" calcext:value-type="string">
            <text:p>[0x81,0x2B,0x00],\</text:p>
          </table:table-cell>
          <table:table-cell office:value-type="string" calcext:value-type="string">
            <text:p>DCLKout10_ADLY</text:p>
          </table:table-cell>
          <table:table-cell office:value-type="string" calcext:value-type="string">
            <text:p>DCLKout10_ADLY_MUX</text:p>
          </table:table-cell>
          <table:table-cell office:value-type="string" calcext:value-type="string">
            <text:p>DCLKout10_MU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C</text:p>
          </table:table-cell>
          <table:table-cell table:formula="of:=&quot;0x&quot;&amp;DEC2HEX(HEX2DEC(&quot;80&quot;)+INT(HEX2DEC([.A48])/2^8))" office:value-type="string" office:string-value="0x81" calcext:value-type="string">
            <text:p>0x81</text:p>
          </table:table-cell>
          <table:table-cell table:formula="of:=&quot;0x&quot;&amp;DEC2HEX(HEX2DEC([.A48])-2^8*INT(HEX2DEC([.A48])/2^8);2)" office:value-type="string" office:string-value="0x2C" calcext:value-type="string">
            <text:p>0x2C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48]&amp;&quot;,&quot;&amp;[.C48]&amp;&quot;,&quot;&amp;[.D48]&amp;&quot;],\&quot;" office:value-type="string" office:string-value="[0x81,0x2C,0x00],\" calcext:value-type="string">
            <text:p>[0x81,0x2C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LKout10_HS</text:p>
          </table:table-cell>
          <table:table-cell office:value-type="string" calcext:value-type="string">
            <text:p>SDCLKout11_MUX</text:p>
          </table:table-cell>
          <table:table-cell office:value-type="string" calcext:value-type="string">
            <text:p>SDCLKout11_DDLY</text:p>
          </table:table-cell>
          <table:table-cell office:value-type="string" calcext:value-type="string">
            <text:p>SDCLKout11_H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D</text:p>
          </table:table-cell>
          <table:table-cell table:formula="of:=&quot;0x&quot;&amp;DEC2HEX(HEX2DEC(&quot;80&quot;)+INT(HEX2DEC([.A49])/2^8))" office:value-type="string" office:string-value="0x81" calcext:value-type="string">
            <text:p>0x81</text:p>
          </table:table-cell>
          <table:table-cell table:formula="of:=&quot;0x&quot;&amp;DEC2HEX(HEX2DEC([.A49])-2^8*INT(HEX2DEC([.A49])/2^8);2)" office:value-type="string" office:string-value="0x2D" calcext:value-type="string">
            <text:p>0x2D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49]&amp;&quot;,&quot;&amp;[.C49]&amp;&quot;,&quot;&amp;[.D49]&amp;&quot;],\&quot;" office:value-type="string" office:string-value="[0x81,0x2D,0x00],\" calcext:value-type="string">
            <text:p>[0x81,0x2D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DCKLout11_ADLY_EN</text:p>
          </table:table-cell>
          <table:table-cell office:value-type="string" calcext:value-type="string">
            <text:p>SDCLKout11_AD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E</text:p>
          </table:table-cell>
          <table:table-cell table:formula="of:=&quot;0x&quot;&amp;DEC2HEX(HEX2DEC(&quot;80&quot;)+INT(HEX2DEC([.A50])/2^8))" office:value-type="string" office:string-value="0x81" calcext:value-type="string">
            <text:p>0x81</text:p>
          </table:table-cell>
          <table:table-cell table:formula="of:=&quot;0x&quot;&amp;DEC2HEX(HEX2DEC([.A50])-2^8*INT(HEX2DEC([.A50])/2^8);2)" office:value-type="string" office:string-value="0x2E" calcext:value-type="string">
            <text:p>0x2E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50]&amp;&quot;,&quot;&amp;[.C50]&amp;&quot;,&quot;&amp;[.D50]&amp;&quot;],\&quot;" office:value-type="string" office:string-value="[0x81,0x2E,0x00],\" calcext:value-type="string">
            <text:p>[0x81,0x2E,0x00],\</text:p>
          </table:table-cell>
          <table:table-cell office:value-type="string" calcext:value-type="string">
            <text:p>DCLKout10_DDLY_PD</text:p>
          </table:table-cell>
          <table:table-cell office:value-type="string" calcext:value-type="string">
            <text:p>DCLKout10_HSg_PD</text:p>
          </table:table-cell>
          <table:table-cell office:value-type="string" calcext:value-type="string">
            <text:p>DLCLKout10_ADLYg_PD</text:p>
          </table:table-cell>
          <table:table-cell office:value-type="string" calcext:value-type="string">
            <text:p>DCLKout10_ADLY_PD</text:p>
          </table:table-cell>
          <table:table-cell office:value-type="string" calcext:value-type="string">
            <text:p>CLKout10_11_PD</text:p>
          </table:table-cell>
          <table:table-cell office:value-type="string" calcext:value-type="string">
            <text:p>SDCLKout11_DIS_MODE</text:p>
          </table:table-cell>
          <table:table-cell office:value-type="string" calcext:value-type="string">
            <text:p>SDCLKout11_P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F</text:p>
          </table:table-cell>
          <table:table-cell table:formula="of:=&quot;0x&quot;&amp;DEC2HEX(HEX2DEC(&quot;80&quot;)+INT(HEX2DEC([.A51])/2^8))" office:value-type="string" office:string-value="0x81" calcext:value-type="string">
            <text:p>0x81</text:p>
          </table:table-cell>
          <table:table-cell table:formula="of:=&quot;0x&quot;&amp;DEC2HEX(HEX2DEC([.A51])-2^8*INT(HEX2DEC([.A51])/2^8);2)" office:value-type="string" office:string-value="0x2F" calcext:value-type="string">
            <text:p>0x2F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51]&amp;&quot;,&quot;&amp;[.C51]&amp;&quot;,&quot;&amp;[.D51]&amp;&quot;],\&quot;" office:value-type="string" office:string-value="[0x81,0x2F,0x00],\" calcext:value-type="string">
            <text:p>[0x81,0x2F,0x00],\</text:p>
          </table:table-cell>
          <table:table-cell office:value-type="string" calcext:value-type="string">
            <text:p>SDCLKout11_POL</text:p>
          </table:table-cell>
          <table:table-cell office:value-type="string" calcext:value-type="string">
            <text:p>CLKout11_FMT</text:p>
          </table:table-cell>
          <table:table-cell office:value-type="string" calcext:value-type="string">
            <text:p>DCLKout10_POL</text:p>
          </table:table-cell>
          <table:table-cell office:value-type="string" calcext:value-type="string">
            <text:p>CLKout10_FM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0</text:p>
          </table:table-cell>
          <table:table-cell table:formula="of:=&quot;0x&quot;&amp;DEC2HEX(HEX2DEC(&quot;80&quot;)+INT(HEX2DEC([.A52])/2^8))" office:value-type="string" office:string-value="0x81" calcext:value-type="string">
            <text:p>0x81</text:p>
          </table:table-cell>
          <table:table-cell table:formula="of:=&quot;0x&quot;&amp;DEC2HEX(HEX2DEC([.A52])-2^8*INT(HEX2DEC([.A52])/2^8);2)" office:value-type="string" office:string-value="0x30" calcext:value-type="string">
            <text:p>0x30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52]&amp;&quot;,&quot;&amp;[.C52]&amp;&quot;,&quot;&amp;[.D52]&amp;&quot;],\&quot;" office:value-type="string" office:string-value="[0x81,0x30,0x00],\" calcext:value-type="string">
            <text:p>[0x81,0x30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Kout12_13_ODL</text:p>
          </table:table-cell>
          <table:table-cell office:value-type="string" calcext:value-type="string">
            <text:p>CLKout12_13_IDL</text:p>
          </table:table-cell>
          <table:table-cell office:value-type="string" calcext:value-type="string">
            <text:p>DCLKout12_DI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1</text:p>
          </table:table-cell>
          <table:table-cell table:formula="of:=&quot;0x&quot;&amp;DEC2HEX(HEX2DEC(&quot;80&quot;)+INT(HEX2DEC([.A53])/2^8))" office:value-type="string" office:string-value="0x81" calcext:value-type="string">
            <text:p>0x81</text:p>
          </table:table-cell>
          <table:table-cell table:formula="of:=&quot;0x&quot;&amp;DEC2HEX(HEX2DEC([.A53])-2^8*INT(HEX2DEC([.A53])/2^8);2)" office:value-type="string" office:string-value="0x31" calcext:value-type="string">
            <text:p>0x31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53]&amp;&quot;,&quot;&amp;[.C53]&amp;&quot;,&quot;&amp;[.D53]&amp;&quot;],\&quot;" office:value-type="string" office:string-value="[0x81,0x31,0x00],\" calcext:value-type="string">
            <text:p>[0x81,0x31,0x00],\</text:p>
          </table:table-cell>
          <table:table-cell office:value-type="string" calcext:value-type="string">
            <text:p>DCLKout12_DDLY_CNTH</text:p>
          </table:table-cell>
          <table:table-cell office:value-type="string" calcext:value-type="string">
            <text:p>DCLKout12_DDLY_CNT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3</text:p>
          </table:table-cell>
          <table:table-cell table:formula="of:=&quot;0x&quot;&amp;DEC2HEX(HEX2DEC(&quot;80&quot;)+INT(HEX2DEC([.A54])/2^8))" office:value-type="string" office:string-value="0x81" calcext:value-type="string">
            <text:p>0x81</text:p>
          </table:table-cell>
          <table:table-cell table:formula="of:=&quot;0x&quot;&amp;DEC2HEX(HEX2DEC([.A54])-2^8*INT(HEX2DEC([.A54])/2^8);2)" office:value-type="string" office:string-value="0x33" calcext:value-type="string">
            <text:p>0x33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54]&amp;&quot;,&quot;&amp;[.C54]&amp;&quot;,&quot;&amp;[.D54]&amp;&quot;],\&quot;" office:value-type="string" office:string-value="[0x81,0x33,0x00],\" calcext:value-type="string">
            <text:p>[0x81,0x33,0x00],\</text:p>
          </table:table-cell>
          <table:table-cell office:value-type="string" calcext:value-type="string">
            <text:p>DCLKout12_ADLY</text:p>
          </table:table-cell>
          <table:table-cell office:value-type="string" calcext:value-type="string">
            <text:p>DCLKout12_ADLY_MUX</text:p>
          </table:table-cell>
          <table:table-cell office:value-type="string" calcext:value-type="string">
            <text:p>DCLKout12_MU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4</text:p>
          </table:table-cell>
          <table:table-cell table:formula="of:=&quot;0x&quot;&amp;DEC2HEX(HEX2DEC(&quot;80&quot;)+INT(HEX2DEC([.A55])/2^8))" office:value-type="string" office:string-value="0x81" calcext:value-type="string">
            <text:p>0x81</text:p>
          </table:table-cell>
          <table:table-cell table:formula="of:=&quot;0x&quot;&amp;DEC2HEX(HEX2DEC([.A55])-2^8*INT(HEX2DEC([.A55])/2^8);2)" office:value-type="string" office:string-value="0x34" calcext:value-type="string">
            <text:p>0x34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55]&amp;&quot;,&quot;&amp;[.C55]&amp;&quot;,&quot;&amp;[.D55]&amp;&quot;],\&quot;" office:value-type="string" office:string-value="[0x81,0x34,0x00],\" calcext:value-type="string">
            <text:p>[0x81,0x34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LKout12_HS</text:p>
          </table:table-cell>
          <table:table-cell office:value-type="string" calcext:value-type="string">
            <text:p>SDCLKout13_MUX</text:p>
          </table:table-cell>
          <table:table-cell office:value-type="string" calcext:value-type="string">
            <text:p>SDCLKout13_DDLY</text:p>
          </table:table-cell>
          <table:table-cell office:value-type="string" calcext:value-type="string">
            <text:p>SDCLKout13_H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5</text:p>
          </table:table-cell>
          <table:table-cell table:formula="of:=&quot;0x&quot;&amp;DEC2HEX(HEX2DEC(&quot;80&quot;)+INT(HEX2DEC([.A56])/2^8))" office:value-type="string" office:string-value="0x81" calcext:value-type="string">
            <text:p>0x81</text:p>
          </table:table-cell>
          <table:table-cell table:formula="of:=&quot;0x&quot;&amp;DEC2HEX(HEX2DEC([.A56])-2^8*INT(HEX2DEC([.A56])/2^8);2)" office:value-type="string" office:string-value="0x35" calcext:value-type="string">
            <text:p>0x35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56]&amp;&quot;,&quot;&amp;[.C56]&amp;&quot;,&quot;&amp;[.D56]&amp;&quot;],\&quot;" office:value-type="string" office:string-value="[0x81,0x35,0x00],\" calcext:value-type="string">
            <text:p>[0x81,0x35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DCLKout13_ADLY_EN</text:p>
          </table:table-cell>
          <table:table-cell office:value-type="string" calcext:value-type="string">
            <text:p>SDCLKout13_AD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6</text:p>
          </table:table-cell>
          <table:table-cell table:formula="of:=&quot;0x&quot;&amp;DEC2HEX(HEX2DEC(&quot;80&quot;)+INT(HEX2DEC([.A57])/2^8))" office:value-type="string" office:string-value="0x81" calcext:value-type="string">
            <text:p>0x81</text:p>
          </table:table-cell>
          <table:table-cell table:formula="of:=&quot;0x&quot;&amp;DEC2HEX(HEX2DEC([.A57])-2^8*INT(HEX2DEC([.A57])/2^8);2)" office:value-type="string" office:string-value="0x36" calcext:value-type="string">
            <text:p>0x36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57]&amp;&quot;,&quot;&amp;[.C57]&amp;&quot;,&quot;&amp;[.D57]&amp;&quot;],\&quot;" office:value-type="string" office:string-value="[0x81,0x36,0x00],\" calcext:value-type="string">
            <text:p>[0x81,0x36,0x00],\</text:p>
          </table:table-cell>
          <table:table-cell office:value-type="string" calcext:value-type="string">
            <text:p>DCLKout12_DDLY_PD</text:p>
          </table:table-cell>
          <table:table-cell office:value-type="string" calcext:value-type="string">
            <text:p>DCLKout12_HSg_PD</text:p>
          </table:table-cell>
          <table:table-cell office:value-type="string" calcext:value-type="string">
            <text:p>DCLKout12_ADLYg_PD</text:p>
          </table:table-cell>
          <table:table-cell office:value-type="string" calcext:value-type="string">
            <text:p>DCLKout12_ADLY_PD</text:p>
          </table:table-cell>
          <table:table-cell office:value-type="string" calcext:value-type="string">
            <text:p>CLKout12_13_PD</text:p>
          </table:table-cell>
          <table:table-cell office:value-type="string" calcext:value-type="string">
            <text:p>SDCLKout13_DIS_MODE</text:p>
          </table:table-cell>
          <table:table-cell office:value-type="string" calcext:value-type="string">
            <text:p>SDCLKout13_P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37</text:p>
          </table:table-cell>
          <table:table-cell table:formula="of:=&quot;0x&quot;&amp;DEC2HEX(HEX2DEC(&quot;80&quot;)+INT(HEX2DEC([.A58])/2^8))" office:value-type="string" office:string-value="0x81" calcext:value-type="string">
            <text:p>0x81</text:p>
          </table:table-cell>
          <table:table-cell table:formula="of:=&quot;0x&quot;&amp;DEC2HEX(HEX2DEC([.A58])-2^8*INT(HEX2DEC([.A58])/2^8);2)" office:value-type="string" office:string-value="0x37" calcext:value-type="string">
            <text:p>0x37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58]&amp;&quot;,&quot;&amp;[.C58]&amp;&quot;,&quot;&amp;[.D58]&amp;&quot;],\&quot;" office:value-type="string" office:string-value="[0x81,0x37,0x00],\" calcext:value-type="string">
            <text:p>[0x81,0x37,0x00],\</text:p>
          </table:table-cell>
          <table:table-cell office:value-type="string" calcext:value-type="string">
            <text:p>SDCLKout13_POL</text:p>
          </table:table-cell>
          <table:table-cell office:value-type="string" calcext:value-type="string">
            <text:p>CLKout13_FMT</text:p>
          </table:table-cell>
          <table:table-cell office:value-type="string" calcext:value-type="string">
            <text:p>DCLKout12_POL</text:p>
          </table:table-cell>
          <table:table-cell office:value-type="string" calcext:value-type="string">
            <text:p>CLKout12_FM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8</text:p>
          </table:table-cell>
          <table:table-cell table:formula="of:=&quot;0x&quot;&amp;DEC2HEX(HEX2DEC(&quot;80&quot;)+INT(HEX2DEC([.A59])/2^8))" office:value-type="string" office:string-value="0x81" calcext:value-type="string">
            <text:p>0x81</text:p>
          </table:table-cell>
          <table:table-cell table:formula="of:=&quot;0x&quot;&amp;DEC2HEX(HEX2DEC([.A59])-2^8*INT(HEX2DEC([.A59])/2^8);2)" office:value-type="string" office:string-value="0x38" calcext:value-type="string">
            <text:p>0x38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59]&amp;&quot;,&quot;&amp;[.C59]&amp;&quot;,&quot;&amp;[.D59]&amp;&quot;],\&quot;" office:value-type="string" office:string-value="[0x81,0x38,0x00],\" calcext:value-type="string">
            <text:p>[0x81,0x38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CO_MUX</text:p>
          </table:table-cell>
          <table:table-cell office:value-type="string" calcext:value-type="string">
            <text:p>OSCout_MUX</text:p>
          </table:table-cell>
          <table:table-cell office:value-type="string" calcext:value-type="string">
            <text:p>OSCout_FM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9</text:p>
          </table:table-cell>
          <table:table-cell table:formula="of:=&quot;0x&quot;&amp;DEC2HEX(HEX2DEC(&quot;80&quot;)+INT(HEX2DEC([.A60])/2^8))" office:value-type="string" office:string-value="0x81" calcext:value-type="string">
            <text:p>0x81</text:p>
          </table:table-cell>
          <table:table-cell table:formula="of:=&quot;0x&quot;&amp;DEC2HEX(HEX2DEC([.A60])-2^8*INT(HEX2DEC([.A60])/2^8);2)" office:value-type="string" office:string-value="0x39" calcext:value-type="string">
            <text:p>0x39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60]&amp;&quot;,&quot;&amp;[.C60]&amp;&quot;,&quot;&amp;[.D60]&amp;&quot;],\&quot;" office:value-type="string" office:string-value="[0x81,0x39,0x00],\" calcext:value-type="string">
            <text:p>[0x81,0x39,0x00],\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YSREF_CLKin0_MUX</text:p>
          </table:table-cell>
          <table:table-cell office:value-type="string" calcext:value-type="string">
            <text:p>SYSREF_MU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3A</text:p>
          </table:table-cell>
          <table:table-cell table:formula="of:=&quot;0x&quot;&amp;DEC2HEX(HEX2DEC(&quot;80&quot;)+INT(HEX2DEC([.A61])/2^8))" office:value-type="string" office:string-value="0x81" calcext:value-type="string">
            <text:p>0x81</text:p>
          </table:table-cell>
          <table:table-cell table:formula="of:=&quot;0x&quot;&amp;DEC2HEX(HEX2DEC([.A61])-2^8*INT(HEX2DEC([.A61])/2^8);2)" office:value-type="string" office:string-value="0x3A" calcext:value-type="string">
            <text:p>0x3A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61]&amp;&quot;,&quot;&amp;[.C61]&amp;&quot;,&quot;&amp;[.D61]&amp;&quot;],\&quot;" office:value-type="string" office:string-value="[0x81,0x3A,0x00],\" calcext:value-type="string">
            <text:p>[0x81,0x3A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REF_DIV[12:8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B</text:p>
          </table:table-cell>
          <table:table-cell table:formula="of:=&quot;0x&quot;&amp;DEC2HEX(HEX2DEC(&quot;80&quot;)+INT(HEX2DEC([.A62])/2^8))" office:value-type="string" office:string-value="0x81" calcext:value-type="string">
            <text:p>0x81</text:p>
          </table:table-cell>
          <table:table-cell table:formula="of:=&quot;0x&quot;&amp;DEC2HEX(HEX2DEC([.A62])-2^8*INT(HEX2DEC([.A62])/2^8);2)" office:value-type="string" office:string-value="0x3B" calcext:value-type="string">
            <text:p>0x3B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62]&amp;&quot;,&quot;&amp;[.C62]&amp;&quot;,&quot;&amp;[.D62]&amp;&quot;],\&quot;" office:value-type="string" office:string-value="[0x81,0x3B,0x00],\" calcext:value-type="string">
            <text:p>[0x81,0x3B,0x00],\</text:p>
          </table:table-cell>
          <table:table-cell office:value-type="string" calcext:value-type="string">
            <text:p>SYSREF_DIV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C</text:p>
          </table:table-cell>
          <table:table-cell table:formula="of:=&quot;0x&quot;&amp;DEC2HEX(HEX2DEC(&quot;80&quot;)+INT(HEX2DEC([.A63])/2^8))" office:value-type="string" office:string-value="0x81" calcext:value-type="string">
            <text:p>0x81</text:p>
          </table:table-cell>
          <table:table-cell table:formula="of:=&quot;0x&quot;&amp;DEC2HEX(HEX2DEC([.A63])-2^8*INT(HEX2DEC([.A63])/2^8);2)" office:value-type="string" office:string-value="0x3C" calcext:value-type="string">
            <text:p>0x3C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63]&amp;&quot;,&quot;&amp;[.C63]&amp;&quot;,&quot;&amp;[.D63]&amp;&quot;],\&quot;" office:value-type="string" office:string-value="[0x81,0x3C,0x00],\" calcext:value-type="string">
            <text:p>[0x81,0x3C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REF_DDLY[12:8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D</text:p>
          </table:table-cell>
          <table:table-cell table:formula="of:=&quot;0x&quot;&amp;DEC2HEX(HEX2DEC(&quot;80&quot;)+INT(HEX2DEC([.A64])/2^8))" office:value-type="string" office:string-value="0x81" calcext:value-type="string">
            <text:p>0x81</text:p>
          </table:table-cell>
          <table:table-cell table:formula="of:=&quot;0x&quot;&amp;DEC2HEX(HEX2DEC([.A64])-2^8*INT(HEX2DEC([.A64])/2^8);2)" office:value-type="string" office:string-value="0x3D" calcext:value-type="string">
            <text:p>0x3D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64]&amp;&quot;,&quot;&amp;[.C64]&amp;&quot;,&quot;&amp;[.D64]&amp;&quot;],\&quot;" office:value-type="string" office:string-value="[0x81,0x3D,0x00],\" calcext:value-type="string">
            <text:p>[0x81,0x3D,0x00],\</text:p>
          </table:table-cell>
          <table:table-cell office:value-type="string" calcext:value-type="string">
            <text:p>SYSREF_DDLY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E</text:p>
          </table:table-cell>
          <table:table-cell table:formula="of:=&quot;0x&quot;&amp;DEC2HEX(HEX2DEC(&quot;80&quot;)+INT(HEX2DEC([.A65])/2^8))" office:value-type="string" office:string-value="0x81" calcext:value-type="string">
            <text:p>0x81</text:p>
          </table:table-cell>
          <table:table-cell table:formula="of:=&quot;0x&quot;&amp;DEC2HEX(HEX2DEC([.A65])-2^8*INT(HEX2DEC([.A65])/2^8);2)" office:value-type="string" office:string-value="0x3E" calcext:value-type="string">
            <text:p>0x3E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65]&amp;&quot;,&quot;&amp;[.C65]&amp;&quot;,&quot;&amp;[.D65]&amp;&quot;],\&quot;" office:value-type="string" office:string-value="[0x81,0x3E,0x00],\" calcext:value-type="string">
            <text:p>[0x81,0x3E,0x00],\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YSREF_PULSE_C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3F</text:p>
          </table:table-cell>
          <table:table-cell table:formula="of:=&quot;0x&quot;&amp;DEC2HEX(HEX2DEC(&quot;80&quot;)+INT(HEX2DEC([.A66])/2^8))" office:value-type="string" office:string-value="0x81" calcext:value-type="string">
            <text:p>0x81</text:p>
          </table:table-cell>
          <table:table-cell table:formula="of:=&quot;0x&quot;&amp;DEC2HEX(HEX2DEC([.A66])-2^8*INT(HEX2DEC([.A66])/2^8);2)" office:value-type="string" office:string-value="0x3F" calcext:value-type="string">
            <text:p>0x3F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66]&amp;&quot;,&quot;&amp;[.C66]&amp;&quot;,&quot;&amp;[.D66]&amp;&quot;],\&quot;" office:value-type="string" office:string-value="[0x81,0x3F,0x00],\" calcext:value-type="string">
            <text:p>[0x81,0x3F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LL2_NCLK_MUX</text:p>
          </table:table-cell>
          <table:table-cell office:value-type="string" calcext:value-type="string">
            <text:p>PLL1_NCLK_MUX</text:p>
          </table:table-cell>
          <table:table-cell office:value-type="string" calcext:value-type="string">
            <text:p>FB_MUX</text:p>
          </table:table-cell>
          <table:table-cell office:value-type="string" calcext:value-type="string">
            <text:p>FB_MUX_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0</text:p>
          </table:table-cell>
          <table:table-cell table:formula="of:=&quot;0x&quot;&amp;DEC2HEX(HEX2DEC(&quot;80&quot;)+INT(HEX2DEC([.A67])/2^8))" office:value-type="string" office:string-value="0x81" calcext:value-type="string">
            <text:p>0x81</text:p>
          </table:table-cell>
          <table:table-cell table:formula="of:=&quot;0x&quot;&amp;DEC2HEX(HEX2DEC([.A67])-2^8*INT(HEX2DEC([.A67])/2^8);2)" office:value-type="string" office:string-value="0x40" calcext:value-type="string">
            <text:p>0x40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67]&amp;&quot;,&quot;&amp;[.C67]&amp;&quot;,&quot;&amp;[.D67]&amp;&quot;],\&quot;" office:value-type="string" office:string-value="[0x81,0x40,0x00],\" calcext:value-type="string">
            <text:p>[0x81,0x40,0x00],\</text:p>
          </table:table-cell>
          <table:table-cell office:value-type="string" calcext:value-type="string">
            <text:p>PLL1_PD</text:p>
          </table:table-cell>
          <table:table-cell office:value-type="string" calcext:value-type="string">
            <text:p>VCO_LDO_PD</text:p>
          </table:table-cell>
          <table:table-cell office:value-type="string" calcext:value-type="string">
            <text:p>VCO_PD</text:p>
          </table:table-cell>
          <table:table-cell office:value-type="string" calcext:value-type="string">
            <text:p>OSCin_PD</text:p>
          </table:table-cell>
          <table:table-cell office:value-type="string" calcext:value-type="string">
            <text:p>SYSREF_GBL_PD</text:p>
          </table:table-cell>
          <table:table-cell office:value-type="string" calcext:value-type="string">
            <text:p>SYSREF_PD</text:p>
          </table:table-cell>
          <table:table-cell office:value-type="string" calcext:value-type="string">
            <text:p>SYSREF_DDLY_PD</text:p>
          </table:table-cell>
          <table:table-cell office:value-type="string" calcext:value-type="string">
            <text:p>SYSREF_PLSR_P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1</text:p>
          </table:table-cell>
          <table:table-cell table:formula="of:=&quot;0x&quot;&amp;DEC2HEX(HEX2DEC(&quot;80&quot;)+INT(HEX2DEC([.A68])/2^8))" office:value-type="string" office:string-value="0x81" calcext:value-type="string">
            <text:p>0x81</text:p>
          </table:table-cell>
          <table:table-cell table:formula="of:=&quot;0x&quot;&amp;DEC2HEX(HEX2DEC([.A68])-2^8*INT(HEX2DEC([.A68])/2^8);2)" office:value-type="string" office:string-value="0x41" calcext:value-type="string">
            <text:p>0x41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68]&amp;&quot;,&quot;&amp;[.C68]&amp;&quot;,&quot;&amp;[.D68]&amp;&quot;],\&quot;" office:value-type="string" office:string-value="[0x81,0x41,0x00],\" calcext:value-type="string">
            <text:p>[0x81,0x41,0x00],\</text:p>
          </table:table-cell>
          <table:table-cell office:value-type="string" calcext:value-type="string">
            <text:p>DDLYd_SYSREF_EN</text:p>
          </table:table-cell>
          <table:table-cell office:value-type="string" calcext:value-type="string">
            <text:p>DDLYd12_EN</text:p>
          </table:table-cell>
          <table:table-cell office:value-type="string" calcext:value-type="string">
            <text:p>DDLYd10_EN</text:p>
          </table:table-cell>
          <table:table-cell office:value-type="string" calcext:value-type="string">
            <text:p>DDLYd7_EN</text:p>
          </table:table-cell>
          <table:table-cell office:value-type="string" calcext:value-type="string">
            <text:p>DDLYd6_EN</text:p>
          </table:table-cell>
          <table:table-cell office:value-type="string" calcext:value-type="string">
            <text:p>DDLYd4_EN</text:p>
          </table:table-cell>
          <table:table-cell office:value-type="string" calcext:value-type="string">
            <text:p>DDLYd2_EN</text:p>
          </table:table-cell>
          <table:table-cell office:value-type="string" calcext:value-type="string">
            <text:p>DDLYd0_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2</text:p>
          </table:table-cell>
          <table:table-cell table:formula="of:=&quot;0x&quot;&amp;DEC2HEX(HEX2DEC(&quot;80&quot;)+INT(HEX2DEC([.A69])/2^8))" office:value-type="string" office:string-value="0x81" calcext:value-type="string">
            <text:p>0x81</text:p>
          </table:table-cell>
          <table:table-cell table:formula="of:=&quot;0x&quot;&amp;DEC2HEX(HEX2DEC([.A69])-2^8*INT(HEX2DEC([.A69])/2^8);2)" office:value-type="string" office:string-value="0x42" calcext:value-type="string">
            <text:p>0x42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69]&amp;&quot;,&quot;&amp;[.C69]&amp;&quot;,&quot;&amp;[.D69]&amp;&quot;],\&quot;" office:value-type="string" office:string-value="[0x81,0x42,0x00],\" calcext:value-type="string">
            <text:p>[0x81,0x42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DLYd_STEP_C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3</text:p>
          </table:table-cell>
          <table:table-cell table:formula="of:=&quot;0x&quot;&amp;DEC2HEX(HEX2DEC(&quot;80&quot;)+INT(HEX2DEC([.A70])/2^8))" office:value-type="string" office:string-value="0x81" calcext:value-type="string">
            <text:p>0x81</text:p>
          </table:table-cell>
          <table:table-cell table:formula="of:=&quot;0x&quot;&amp;DEC2HEX(HEX2DEC([.A70])-2^8*INT(HEX2DEC([.A70])/2^8);2)" office:value-type="string" office:string-value="0x43" calcext:value-type="string">
            <text:p>0x43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70]&amp;&quot;,&quot;&amp;[.C70]&amp;&quot;,&quot;&amp;[.D70]&amp;&quot;],\&quot;" office:value-type="string" office:string-value="[0x81,0x43,0x00],\" calcext:value-type="string">
            <text:p>[0x81,0x43,0x00],\</text:p>
          </table:table-cell>
          <table:table-cell office:value-type="string" calcext:value-type="string">
            <text:p>SYSREF_DDLY_CLR</text:p>
          </table:table-cell>
          <table:table-cell office:value-type="string" calcext:value-type="string">
            <text:p>SYNC_1SHOT_EN</text:p>
          </table:table-cell>
          <table:table-cell office:value-type="string" calcext:value-type="string">
            <text:p>SYNC_POL</text:p>
          </table:table-cell>
          <table:table-cell office:value-type="string" calcext:value-type="string">
            <text:p>SYNC_EN</text:p>
          </table:table-cell>
          <table:table-cell office:value-type="string" calcext:value-type="string">
            <text:p>SYNC_PLL2_DLD</text:p>
          </table:table-cell>
          <table:table-cell office:value-type="string" calcext:value-type="string">
            <text:p>SYNC_PLL1_DLD</text:p>
          </table:table-cell>
          <table:table-cell office:value-type="string" calcext:value-type="string">
            <text:p>SYNC_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4</text:p>
          </table:table-cell>
          <table:table-cell table:formula="of:=&quot;0x&quot;&amp;DEC2HEX(HEX2DEC(&quot;80&quot;)+INT(HEX2DEC([.A71])/2^8))" office:value-type="string" office:string-value="0x81" calcext:value-type="string">
            <text:p>0x81</text:p>
          </table:table-cell>
          <table:table-cell table:formula="of:=&quot;0x&quot;&amp;DEC2HEX(HEX2DEC([.A71])-2^8*INT(HEX2DEC([.A71])/2^8);2)" office:value-type="string" office:string-value="0x44" calcext:value-type="string">
            <text:p>0x44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71]&amp;&quot;,&quot;&amp;[.C71]&amp;&quot;,&quot;&amp;[.D71]&amp;&quot;],\&quot;" office:value-type="string" office:string-value="[0x81,0x44,0x00],\" calcext:value-type="string">
            <text:p>[0x81,0x44,0x00],\</text:p>
          </table:table-cell>
          <table:table-cell office:value-type="string" calcext:value-type="string">
            <text:p>SYNC_DISSYSREF</text:p>
          </table:table-cell>
          <table:table-cell office:value-type="string" calcext:value-type="string">
            <text:p>SYNC_DIS12</text:p>
          </table:table-cell>
          <table:table-cell office:value-type="string" calcext:value-type="string">
            <text:p>SYNC_DIS10</text:p>
          </table:table-cell>
          <table:table-cell office:value-type="string" calcext:value-type="string">
            <text:p>SYNC_DIS8</text:p>
          </table:table-cell>
          <table:table-cell office:value-type="string" calcext:value-type="string">
            <text:p>SYNC_DIS6</text:p>
          </table:table-cell>
          <table:table-cell office:value-type="string" calcext:value-type="string">
            <text:p>SYNC_DIS4</text:p>
          </table:table-cell>
          <table:table-cell office:value-type="string" calcext:value-type="string">
            <text:p>SYNC_DIS2</text:p>
          </table:table-cell>
          <table:table-cell office:value-type="string" calcext:value-type="string">
            <text:p>SYNC_DIS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5</text:p>
          </table:table-cell>
          <table:table-cell table:formula="of:=&quot;0x&quot;&amp;DEC2HEX(HEX2DEC(&quot;80&quot;)+INT(HEX2DEC([.A72])/2^8))" office:value-type="string" office:string-value="0x81" calcext:value-type="string">
            <text:p>0x81</text:p>
          </table:table-cell>
          <table:table-cell table:formula="of:=&quot;0x&quot;&amp;DEC2HEX(HEX2DEC([.A72])-2^8*INT(HEX2DEC([.A72])/2^8);2)" office:value-type="string" office:string-value="0x45" calcext:value-type="string">
            <text:p>0x45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72]&amp;&quot;,&quot;&amp;[.C72]&amp;&quot;,&quot;&amp;[.D72]&amp;&quot;],\&quot;" office:value-type="string" office:string-value="[0x81,0x45,0x00],\" calcext:value-type="string">
            <text:p>[0x81,0x45,0x00],\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6</text:p>
          </table:table-cell>
          <table:table-cell table:formula="of:=&quot;0x&quot;&amp;DEC2HEX(HEX2DEC(&quot;80&quot;)+INT(HEX2DEC([.A73])/2^8))" office:value-type="string" office:string-value="0x81" calcext:value-type="string">
            <text:p>0x81</text:p>
          </table:table-cell>
          <table:table-cell table:formula="of:=&quot;0x&quot;&amp;DEC2HEX(HEX2DEC([.A73])-2^8*INT(HEX2DEC([.A73])/2^8);2)" office:value-type="string" office:string-value="0x46" calcext:value-type="string">
            <text:p>0x46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73]&amp;&quot;,&quot;&amp;[.C73]&amp;&quot;,&quot;&amp;[.D73]&amp;&quot;],\&quot;" office:value-type="string" office:string-value="[0x81,0x46,0x00],\" calcext:value-type="string">
            <text:p>[0x81,0x46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Kin2_EN</text:p>
          </table:table-cell>
          <table:table-cell office:value-type="string" calcext:value-type="string">
            <text:p>CLKin1_EN</text:p>
          </table:table-cell>
          <table:table-cell office:value-type="string" calcext:value-type="string">
            <text:p>CLKin0_EN</text:p>
          </table:table-cell>
          <table:table-cell office:value-type="string" calcext:value-type="string">
            <text:p>CLKin2_TYPE</text:p>
          </table:table-cell>
          <table:table-cell office:value-type="string" calcext:value-type="string">
            <text:p>CLKin1_TYPE</text:p>
          </table:table-cell>
          <table:table-cell office:value-type="string" calcext:value-type="string">
            <text:p>CLKin0_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7</text:p>
          </table:table-cell>
          <table:table-cell table:formula="of:=&quot;0x&quot;&amp;DEC2HEX(HEX2DEC(&quot;80&quot;)+INT(HEX2DEC([.A74])/2^8))" office:value-type="string" office:string-value="0x81" calcext:value-type="string">
            <text:p>0x81</text:p>
          </table:table-cell>
          <table:table-cell table:formula="of:=&quot;0x&quot;&amp;DEC2HEX(HEX2DEC([.A74])-2^8*INT(HEX2DEC([.A74])/2^8);2)" office:value-type="string" office:string-value="0x47" calcext:value-type="string">
            <text:p>0x47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74]&amp;&quot;,&quot;&amp;[.C74]&amp;&quot;,&quot;&amp;[.D74]&amp;&quot;],\&quot;" office:value-type="string" office:string-value="[0x81,0x47,0x00],\" calcext:value-type="string">
            <text:p>[0x81,0x47,0x00],\</text:p>
          </table:table-cell>
          <table:table-cell office:value-type="string" calcext:value-type="string">
            <text:p>CLKin_SEL_POL</text:p>
          </table:table-cell>
          <table:table-cell office:value-type="string" calcext:value-type="string">
            <text:p>CLKin_SEL_MODE</text:p>
          </table:table-cell>
          <table:table-cell office:value-type="string" calcext:value-type="string">
            <text:p>CLKin1_OUT_MUX</text:p>
          </table:table-cell>
          <table:table-cell office:value-type="string" calcext:value-type="string">
            <text:p>CLKin0_OUT_M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8</text:p>
          </table:table-cell>
          <table:table-cell table:formula="of:=&quot;0x&quot;&amp;DEC2HEX(HEX2DEC(&quot;80&quot;)+INT(HEX2DEC([.A75])/2^8))" office:value-type="string" office:string-value="0x81" calcext:value-type="string">
            <text:p>0x81</text:p>
          </table:table-cell>
          <table:table-cell table:formula="of:=&quot;0x&quot;&amp;DEC2HEX(HEX2DEC([.A75])-2^8*INT(HEX2DEC([.A75])/2^8);2)" office:value-type="string" office:string-value="0x48" calcext:value-type="string">
            <text:p>0x48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75]&amp;&quot;,&quot;&amp;[.C75]&amp;&quot;,&quot;&amp;[.D75]&amp;&quot;],\&quot;" office:value-type="string" office:string-value="[0x81,0x48,0x00],\" calcext:value-type="string">
            <text:p>[0x81,0x48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Kin_SEL0_MUX</text:p>
          </table:table-cell>
          <table:table-cell office:value-type="string" calcext:value-type="string">
            <text:p>CLKin_SEL0_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9</text:p>
          </table:table-cell>
          <table:table-cell table:formula="of:=&quot;0x&quot;&amp;DEC2HEX(HEX2DEC(&quot;80&quot;)+INT(HEX2DEC([.A76])/2^8))" office:value-type="string" office:string-value="0x81" calcext:value-type="string">
            <text:p>0x81</text:p>
          </table:table-cell>
          <table:table-cell table:formula="of:=&quot;0x&quot;&amp;DEC2HEX(HEX2DEC([.A76])-2^8*INT(HEX2DEC([.A76])/2^8);2)" office:value-type="string" office:string-value="0x49" calcext:value-type="string">
            <text:p>0x49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76]&amp;&quot;,&quot;&amp;[.C76]&amp;&quot;,&quot;&amp;[.D76]&amp;&quot;],\&quot;" office:value-type="string" office:string-value="[0x81,0x49,0x00],\" calcext:value-type="string">
            <text:p>[0x81,0x49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DIO_RDBK_TYPE</text:p>
          </table:table-cell>
          <table:table-cell office:value-type="string" calcext:value-type="string">
            <text:p>CLKin_SEL1_MUX</text:p>
          </table:table-cell>
          <table:table-cell office:value-type="string" calcext:value-type="string">
            <text:p>CLKin_SEL1_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A</text:p>
          </table:table-cell>
          <table:table-cell table:formula="of:=&quot;0x&quot;&amp;DEC2HEX(HEX2DEC(&quot;80&quot;)+INT(HEX2DEC([.A77])/2^8))" office:value-type="string" office:string-value="0x81" calcext:value-type="string">
            <text:p>0x81</text:p>
          </table:table-cell>
          <table:table-cell table:formula="of:=&quot;0x&quot;&amp;DEC2HEX(HEX2DEC([.A77])-2^8*INT(HEX2DEC([.A77])/2^8);2)" office:value-type="string" office:string-value="0x4A" calcext:value-type="string">
            <text:p>0x4A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77]&amp;&quot;,&quot;&amp;[.C77]&amp;&quot;,&quot;&amp;[.D77]&amp;&quot;],\&quot;" office:value-type="string" office:string-value="[0x81,0x4A,0x00],\" calcext:value-type="string">
            <text:p>[0x81,0x4A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_MUX</text:p>
          </table:table-cell>
          <table:table-cell table:number-columns-repeated="2"/>
          <table:table-cell office:value-type="string" calcext:value-type="string">
            <text:p>RESET_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B</text:p>
          </table:table-cell>
          <table:table-cell table:formula="of:=&quot;0x&quot;&amp;DEC2HEX(HEX2DEC(&quot;80&quot;)+INT(HEX2DEC([.A78])/2^8))" office:value-type="string" office:string-value="0x81" calcext:value-type="string">
            <text:p>0x81</text:p>
          </table:table-cell>
          <table:table-cell table:formula="of:=&quot;0x&quot;&amp;DEC2HEX(HEX2DEC([.A78])-2^8*INT(HEX2DEC([.A78])/2^8);2)" office:value-type="string" office:string-value="0x4B" calcext:value-type="string">
            <text:p>0x4B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78]&amp;&quot;,&quot;&amp;[.C78]&amp;&quot;,&quot;&amp;[.D78]&amp;&quot;],\&quot;" office:value-type="string" office:string-value="[0x81,0x4B,0x00],\" calcext:value-type="string">
            <text:p>[0x81,0x4B,0x00],\</text:p>
          </table:table-cell>
          <table:table-cell office:value-type="string" calcext:value-type="string">
            <text:p>LOS_TIMEOUT</text:p>
          </table:table-cell>
          <table:table-cell office:value-type="string" calcext:value-type="string">
            <text:p>LOS_EN</text:p>
          </table:table-cell>
          <table:table-cell office:value-type="string" calcext:value-type="string">
            <text:p>TRACK_EN</text:p>
          </table:table-cell>
          <table:table-cell office:value-type="string" calcext:value-type="string">
            <text:p>HOLDOVER_FORCE</text:p>
          </table:table-cell>
          <table:table-cell office:value-type="string" calcext:value-type="string">
            <text:p>MAN_DAC_EN</text:p>
          </table:table-cell>
          <table:table-cell office:value-type="string" calcext:value-type="string">
            <text:p>MAN_DAC[9:8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C</text:p>
          </table:table-cell>
          <table:table-cell table:formula="of:=&quot;0x&quot;&amp;DEC2HEX(HEX2DEC(&quot;80&quot;)+INT(HEX2DEC([.A79])/2^8))" office:value-type="string" office:string-value="0x81" calcext:value-type="string">
            <text:p>0x81</text:p>
          </table:table-cell>
          <table:table-cell table:formula="of:=&quot;0x&quot;&amp;DEC2HEX(HEX2DEC([.A79])-2^8*INT(HEX2DEC([.A79])/2^8);2)" office:value-type="string" office:string-value="0x4C" calcext:value-type="string">
            <text:p>0x4C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79]&amp;&quot;,&quot;&amp;[.C79]&amp;&quot;,&quot;&amp;[.D79]&amp;&quot;],\&quot;" office:value-type="string" office:string-value="[0x81,0x4C,0x00],\" calcext:value-type="string">
            <text:p>[0x81,0x4C,0x00],\</text:p>
          </table:table-cell>
          <table:table-cell office:value-type="string" calcext:value-type="string">
            <text:p>MAN_DAC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D</text:p>
          </table:table-cell>
          <table:table-cell table:formula="of:=&quot;0x&quot;&amp;DEC2HEX(HEX2DEC(&quot;80&quot;)+INT(HEX2DEC([.A80])/2^8))" office:value-type="string" office:string-value="0x81" calcext:value-type="string">
            <text:p>0x81</text:p>
          </table:table-cell>
          <table:table-cell table:formula="of:=&quot;0x&quot;&amp;DEC2HEX(HEX2DEC([.A80])-2^8*INT(HEX2DEC([.A80])/2^8);2)" office:value-type="string" office:string-value="0x4D" calcext:value-type="string">
            <text:p>0x4D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80]&amp;&quot;,&quot;&amp;[.C80]&amp;&quot;,&quot;&amp;[.D80]&amp;&quot;],\&quot;" office:value-type="string" office:string-value="[0x81,0x4D,0x00],\" calcext:value-type="string">
            <text:p>[0x81,0x4D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C_TRIP_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E</text:p>
          </table:table-cell>
          <table:table-cell table:formula="of:=&quot;0x&quot;&amp;DEC2HEX(HEX2DEC(&quot;80&quot;)+INT(HEX2DEC([.A81])/2^8))" office:value-type="string" office:string-value="0x81" calcext:value-type="string">
            <text:p>0x81</text:p>
          </table:table-cell>
          <table:table-cell table:formula="of:=&quot;0x&quot;&amp;DEC2HEX(HEX2DEC([.A81])-2^8*INT(HEX2DEC([.A81])/2^8);2)" office:value-type="string" office:string-value="0x4E" calcext:value-type="string">
            <text:p>0x4E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81]&amp;&quot;,&quot;&amp;[.C81]&amp;&quot;,&quot;&amp;[.D81]&amp;&quot;],\&quot;" office:value-type="string" office:string-value="[0x81,0x4E,0x00],\" calcext:value-type="string">
            <text:p>[0x81,0x4E,0x00],\</text:p>
          </table:table-cell>
          <table:table-cell office:value-type="string" calcext:value-type="string">
            <text:p>DAC_CLK_MULT</text:p>
          </table:table-cell>
          <table:table-cell office:value-type="string" calcext:value-type="string">
            <text:p>DAC_TRIP_HIG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F</text:p>
          </table:table-cell>
          <table:table-cell table:formula="of:=&quot;0x&quot;&amp;DEC2HEX(HEX2DEC(&quot;80&quot;)+INT(HEX2DEC([.A82])/2^8))" office:value-type="string" office:string-value="0x81" calcext:value-type="string">
            <text:p>0x81</text:p>
          </table:table-cell>
          <table:table-cell table:formula="of:=&quot;0x&quot;&amp;DEC2HEX(HEX2DEC([.A82])-2^8*INT(HEX2DEC([.A82])/2^8);2)" office:value-type="string" office:string-value="0x4F" calcext:value-type="string">
            <text:p>0x4F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82]&amp;&quot;,&quot;&amp;[.C82]&amp;&quot;,&quot;&amp;[.D82]&amp;&quot;],\&quot;" office:value-type="string" office:string-value="[0x81,0x4F,0x00],\" calcext:value-type="string">
            <text:p>[0x81,0x4F,0x00],\</text:p>
          </table:table-cell>
          <table:table-cell office:value-type="string" calcext:value-type="string">
            <text:p>DAC_CLK_CNT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50</text:p>
          </table:table-cell>
          <table:table-cell table:formula="of:=&quot;0x&quot;&amp;DEC2HEX(HEX2DEC(&quot;80&quot;)+INT(HEX2DEC([.A83])/2^8))" office:value-type="string" office:string-value="0x81" calcext:value-type="string">
            <text:p>0x81</text:p>
          </table:table-cell>
          <table:table-cell table:formula="of:=&quot;0x&quot;&amp;DEC2HEX(HEX2DEC([.A83])-2^8*INT(HEX2DEC([.A83])/2^8);2)" office:value-type="string" office:string-value="0x50" calcext:value-type="string">
            <text:p>0x50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83]&amp;&quot;,&quot;&amp;[.C83]&amp;&quot;,&quot;&amp;[.D83]&amp;&quot;],\&quot;" office:value-type="string" office:string-value="[0x81,0x50,0x00],\" calcext:value-type="string">
            <text:p>[0x81,0x50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Kin_OVERR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DOVER_PLL1_DET</text:p>
          </table:table-cell>
          <table:table-cell office:value-type="string" calcext:value-type="string">
            <text:p>HOLDOVER_LOS_DET</text:p>
          </table:table-cell>
          <table:table-cell office:value-type="string" calcext:value-type="string">
            <text:p>HOLDOVER_VTUNE_DET</text:p>
          </table:table-cell>
          <table:table-cell office:value-type="string" calcext:value-type="string">
            <text:p>HOLDOVER_HITLESS_SWITCH</text:p>
          </table:table-cell>
          <table:table-cell office:value-type="string" calcext:value-type="string">
            <text:p>HOLDOVER_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51</text:p>
          </table:table-cell>
          <table:table-cell table:formula="of:=&quot;0x&quot;&amp;DEC2HEX(HEX2DEC(&quot;80&quot;)+INT(HEX2DEC([.A84])/2^8))" office:value-type="string" office:string-value="0x81" calcext:value-type="string">
            <text:p>0x81</text:p>
          </table:table-cell>
          <table:table-cell table:formula="of:=&quot;0x&quot;&amp;DEC2HEX(HEX2DEC([.A84])-2^8*INT(HEX2DEC([.A84])/2^8);2)" office:value-type="string" office:string-value="0x51" calcext:value-type="string">
            <text:p>0x51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84]&amp;&quot;,&quot;&amp;[.C84]&amp;&quot;,&quot;&amp;[.D84]&amp;&quot;],\&quot;" office:value-type="string" office:string-value="[0x81,0x51,0x00],\" calcext:value-type="string">
            <text:p>[0x81,0x51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DOVER_DLD_CNT[13:8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2</text:p>
          </table:table-cell>
          <table:table-cell table:formula="of:=&quot;0x&quot;&amp;DEC2HEX(HEX2DEC(&quot;80&quot;)+INT(HEX2DEC([.A85])/2^8))" office:value-type="string" office:string-value="0x81" calcext:value-type="string">
            <text:p>0x81</text:p>
          </table:table-cell>
          <table:table-cell table:formula="of:=&quot;0x&quot;&amp;DEC2HEX(HEX2DEC([.A85])-2^8*INT(HEX2DEC([.A85])/2^8);2)" office:value-type="string" office:string-value="0x52" calcext:value-type="string">
            <text:p>0x52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85]&amp;&quot;,&quot;&amp;[.C85]&amp;&quot;,&quot;&amp;[.D85]&amp;&quot;],\&quot;" office:value-type="string" office:string-value="[0x81,0x52,0x00],\" calcext:value-type="string">
            <text:p>[0x81,0x52,0x00],\</text:p>
          </table:table-cell>
          <table:table-cell office:value-type="string" calcext:value-type="string">
            <text:p>HOLDOVER_DLD_CNT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3</text:p>
          </table:table-cell>
          <table:table-cell table:formula="of:=&quot;0x&quot;&amp;DEC2HEX(HEX2DEC(&quot;80&quot;)+INT(HEX2DEC([.A86])/2^8))" office:value-type="string" office:string-value="0x81" calcext:value-type="string">
            <text:p>0x81</text:p>
          </table:table-cell>
          <table:table-cell table:formula="of:=&quot;0x&quot;&amp;DEC2HEX(HEX2DEC([.A86])-2^8*INT(HEX2DEC([.A86])/2^8);2)" office:value-type="string" office:string-value="0x53" calcext:value-type="string">
            <text:p>0x53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86]&amp;&quot;,&quot;&amp;[.C86]&amp;&quot;,&quot;&amp;[.D86]&amp;&quot;],\&quot;" office:value-type="string" office:string-value="[0x81,0x53,0x00],\" calcext:value-type="string">
            <text:p>[0x81,0x53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Kin0_R[13:8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4</text:p>
          </table:table-cell>
          <table:table-cell table:formula="of:=&quot;0x&quot;&amp;DEC2HEX(HEX2DEC(&quot;80&quot;)+INT(HEX2DEC([.A87])/2^8))" office:value-type="string" office:string-value="0x81" calcext:value-type="string">
            <text:p>0x81</text:p>
          </table:table-cell>
          <table:table-cell table:formula="of:=&quot;0x&quot;&amp;DEC2HEX(HEX2DEC([.A87])-2^8*INT(HEX2DEC([.A87])/2^8);2)" office:value-type="string" office:string-value="0x54" calcext:value-type="string">
            <text:p>0x54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87]&amp;&quot;,&quot;&amp;[.C87]&amp;&quot;,&quot;&amp;[.D87]&amp;&quot;],\&quot;" office:value-type="string" office:string-value="[0x81,0x54,0x00],\" calcext:value-type="string">
            <text:p>[0x81,0x54,0x00],\</text:p>
          </table:table-cell>
          <table:table-cell office:value-type="string" calcext:value-type="string">
            <text:p>CLKin0_R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5</text:p>
          </table:table-cell>
          <table:table-cell table:formula="of:=&quot;0x&quot;&amp;DEC2HEX(HEX2DEC(&quot;80&quot;)+INT(HEX2DEC([.A88])/2^8))" office:value-type="string" office:string-value="0x81" calcext:value-type="string">
            <text:p>0x81</text:p>
          </table:table-cell>
          <table:table-cell table:formula="of:=&quot;0x&quot;&amp;DEC2HEX(HEX2DEC([.A88])-2^8*INT(HEX2DEC([.A88])/2^8);2)" office:value-type="string" office:string-value="0x55" calcext:value-type="string">
            <text:p>0x55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88]&amp;&quot;,&quot;&amp;[.C88]&amp;&quot;,&quot;&amp;[.D88]&amp;&quot;],\&quot;" office:value-type="string" office:string-value="[0x81,0x55,0x00],\" calcext:value-type="string">
            <text:p>[0x81,0x55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Kin1_R[13:8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6</text:p>
          </table:table-cell>
          <table:table-cell table:formula="of:=&quot;0x&quot;&amp;DEC2HEX(HEX2DEC(&quot;80&quot;)+INT(HEX2DEC([.A89])/2^8))" office:value-type="string" office:string-value="0x81" calcext:value-type="string">
            <text:p>0x81</text:p>
          </table:table-cell>
          <table:table-cell table:formula="of:=&quot;0x&quot;&amp;DEC2HEX(HEX2DEC([.A89])-2^8*INT(HEX2DEC([.A89])/2^8);2)" office:value-type="string" office:string-value="0x56" calcext:value-type="string">
            <text:p>0x56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89]&amp;&quot;,&quot;&amp;[.C89]&amp;&quot;,&quot;&amp;[.D89]&amp;&quot;],\&quot;" office:value-type="string" office:string-value="[0x81,0x56,0x00],\" calcext:value-type="string">
            <text:p>[0x81,0x56,0x00],\</text:p>
          </table:table-cell>
          <table:table-cell office:value-type="string" calcext:value-type="string">
            <text:p>CLKin1_R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7</text:p>
          </table:table-cell>
          <table:table-cell table:formula="of:=&quot;0x&quot;&amp;DEC2HEX(HEX2DEC(&quot;80&quot;)+INT(HEX2DEC([.A90])/2^8))" office:value-type="string" office:string-value="0x81" calcext:value-type="string">
            <text:p>0x81</text:p>
          </table:table-cell>
          <table:table-cell table:formula="of:=&quot;0x&quot;&amp;DEC2HEX(HEX2DEC([.A90])-2^8*INT(HEX2DEC([.A90])/2^8);2)" office:value-type="string" office:string-value="0x57" calcext:value-type="string">
            <text:p>0x57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90]&amp;&quot;,&quot;&amp;[.C90]&amp;&quot;,&quot;&amp;[.D90]&amp;&quot;],\&quot;" office:value-type="string" office:string-value="[0x81,0x57,0x00],\" calcext:value-type="string">
            <text:p>[0x81,0x57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Kin2_R[13:8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8</text:p>
          </table:table-cell>
          <table:table-cell table:formula="of:=&quot;0x&quot;&amp;DEC2HEX(HEX2DEC(&quot;80&quot;)+INT(HEX2DEC([.A91])/2^8))" office:value-type="string" office:string-value="0x81" calcext:value-type="string">
            <text:p>0x81</text:p>
          </table:table-cell>
          <table:table-cell table:formula="of:=&quot;0x&quot;&amp;DEC2HEX(HEX2DEC([.A91])-2^8*INT(HEX2DEC([.A91])/2^8);2)" office:value-type="string" office:string-value="0x58" calcext:value-type="string">
            <text:p>0x58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91]&amp;&quot;,&quot;&amp;[.C91]&amp;&quot;,&quot;&amp;[.D91]&amp;&quot;],\&quot;" office:value-type="string" office:string-value="[0x81,0x58,0x00],\" calcext:value-type="string">
            <text:p>[0x81,0x58,0x00],\</text:p>
          </table:table-cell>
          <table:table-cell office:value-type="string" calcext:value-type="string">
            <text:p>CLKin2_R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9</text:p>
          </table:table-cell>
          <table:table-cell table:formula="of:=&quot;0x&quot;&amp;DEC2HEX(HEX2DEC(&quot;80&quot;)+INT(HEX2DEC([.A92])/2^8))" office:value-type="string" office:string-value="0x81" calcext:value-type="string">
            <text:p>0x81</text:p>
          </table:table-cell>
          <table:table-cell table:formula="of:=&quot;0x&quot;&amp;DEC2HEX(HEX2DEC([.A92])-2^8*INT(HEX2DEC([.A92])/2^8);2)" office:value-type="string" office:string-value="0x59" calcext:value-type="string">
            <text:p>0x59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92]&amp;&quot;,&quot;&amp;[.C92]&amp;&quot;,&quot;&amp;[.D92]&amp;&quot;],\&quot;" office:value-type="string" office:string-value="[0x81,0x59,0x00],\" calcext:value-type="string">
            <text:p>[0x81,0x59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LL1_N[13:8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A</text:p>
          </table:table-cell>
          <table:table-cell table:formula="of:=&quot;0x&quot;&amp;DEC2HEX(HEX2DEC(&quot;80&quot;)+INT(HEX2DEC([.A93])/2^8))" office:value-type="string" office:string-value="0x81" calcext:value-type="string">
            <text:p>0x81</text:p>
          </table:table-cell>
          <table:table-cell table:formula="of:=&quot;0x&quot;&amp;DEC2HEX(HEX2DEC([.A93])-2^8*INT(HEX2DEC([.A93])/2^8);2)" office:value-type="string" office:string-value="0x5A" calcext:value-type="string">
            <text:p>0x5A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93]&amp;&quot;,&quot;&amp;[.C93]&amp;&quot;,&quot;&amp;[.D93]&amp;&quot;],\&quot;" office:value-type="string" office:string-value="[0x81,0x5A,0x00],\" calcext:value-type="string">
            <text:p>[0x81,0x5A,0x00],\</text:p>
          </table:table-cell>
          <table:table-cell office:value-type="string" calcext:value-type="string">
            <text:p>PLL1_N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B</text:p>
          </table:table-cell>
          <table:table-cell table:formula="of:=&quot;0x&quot;&amp;DEC2HEX(HEX2DEC(&quot;80&quot;)+INT(HEX2DEC([.A94])/2^8))" office:value-type="string" office:string-value="0x81" calcext:value-type="string">
            <text:p>0x81</text:p>
          </table:table-cell>
          <table:table-cell table:formula="of:=&quot;0x&quot;&amp;DEC2HEX(HEX2DEC([.A94])-2^8*INT(HEX2DEC([.A94])/2^8);2)" office:value-type="string" office:string-value="0x5B" calcext:value-type="string">
            <text:p>0x5B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94]&amp;&quot;,&quot;&amp;[.C94]&amp;&quot;,&quot;&amp;[.D94]&amp;&quot;],\&quot;" office:value-type="string" office:string-value="[0x81,0x5B,0x00],\" calcext:value-type="string">
            <text:p>[0x81,0x5B,0x00],\</text:p>
          </table:table-cell>
          <table:table-cell office:value-type="string" calcext:value-type="string">
            <text:p>PLL1_WND_SIZE</text:p>
          </table:table-cell>
          <table:table-cell office:value-type="string" calcext:value-type="string">
            <text:p>PLL1_CP_TRI</text:p>
          </table:table-cell>
          <table:table-cell office:value-type="string" calcext:value-type="string">
            <text:p>PLL1_CP_POL</text:p>
          </table:table-cell>
          <table:table-cell office:value-type="string" calcext:value-type="string">
            <text:p>PLL1_CP_G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5C</text:p>
          </table:table-cell>
          <table:table-cell table:formula="of:=&quot;0x&quot;&amp;DEC2HEX(HEX2DEC(&quot;80&quot;)+INT(HEX2DEC([.A95])/2^8))" office:value-type="string" office:string-value="0x81" calcext:value-type="string">
            <text:p>0x81</text:p>
          </table:table-cell>
          <table:table-cell table:formula="of:=&quot;0x&quot;&amp;DEC2HEX(HEX2DEC([.A95])-2^8*INT(HEX2DEC([.A95])/2^8);2)" office:value-type="string" office:string-value="0x5C" calcext:value-type="string">
            <text:p>0x5C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95]&amp;&quot;,&quot;&amp;[.C95]&amp;&quot;,&quot;&amp;[.D95]&amp;&quot;],\&quot;" office:value-type="string" office:string-value="[0x81,0x5C,0x00],\" calcext:value-type="string">
            <text:p>[0x81,0x5C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LL1_DLD_CNT[13:8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D</text:p>
          </table:table-cell>
          <table:table-cell table:formula="of:=&quot;0x&quot;&amp;DEC2HEX(HEX2DEC(&quot;80&quot;)+INT(HEX2DEC([.A96])/2^8))" office:value-type="string" office:string-value="0x81" calcext:value-type="string">
            <text:p>0x81</text:p>
          </table:table-cell>
          <table:table-cell table:formula="of:=&quot;0x&quot;&amp;DEC2HEX(HEX2DEC([.A96])-2^8*INT(HEX2DEC([.A96])/2^8);2)" office:value-type="string" office:string-value="0x5D" calcext:value-type="string">
            <text:p>0x5D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96]&amp;&quot;,&quot;&amp;[.C96]&amp;&quot;,&quot;&amp;[.D96]&amp;&quot;],\&quot;" office:value-type="string" office:string-value="[0x81,0x5D,0x00],\" calcext:value-type="string">
            <text:p>[0x81,0x5D,0x00],\</text:p>
          </table:table-cell>
          <table:table-cell office:value-type="string" calcext:value-type="string">
            <text:p>PLL1_DLD_CNT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E</text:p>
          </table:table-cell>
          <table:table-cell table:formula="of:=&quot;0x&quot;&amp;DEC2HEX(HEX2DEC(&quot;80&quot;)+INT(HEX2DEC([.A97])/2^8))" office:value-type="string" office:string-value="0x81" calcext:value-type="string">
            <text:p>0x81</text:p>
          </table:table-cell>
          <table:table-cell table:formula="of:=&quot;0x&quot;&amp;DEC2HEX(HEX2DEC([.A97])-2^8*INT(HEX2DEC([.A97])/2^8);2)" office:value-type="string" office:string-value="0x5E" calcext:value-type="string">
            <text:p>0x5E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97]&amp;&quot;,&quot;&amp;[.C97]&amp;&quot;,&quot;&amp;[.D97]&amp;&quot;],\&quot;" office:value-type="string" office:string-value="[0x81,0x5E,0x00],\" calcext:value-type="string">
            <text:p>[0x81,0x5E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LL1_R_DLY</text:p>
          </table:table-cell>
          <table:table-cell office:value-type="string" calcext:value-type="string">
            <text:p>PLL1_N_DL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5F</text:p>
          </table:table-cell>
          <table:table-cell table:formula="of:=&quot;0x&quot;&amp;DEC2HEX(HEX2DEC(&quot;80&quot;)+INT(HEX2DEC([.A98])/2^8))" office:value-type="string" office:string-value="0x81" calcext:value-type="string">
            <text:p>0x81</text:p>
          </table:table-cell>
          <table:table-cell table:formula="of:=&quot;0x&quot;&amp;DEC2HEX(HEX2DEC([.A98])-2^8*INT(HEX2DEC([.A98])/2^8);2)" office:value-type="string" office:string-value="0x5F" calcext:value-type="string">
            <text:p>0x5F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98]&amp;&quot;,&quot;&amp;[.C98]&amp;&quot;,&quot;&amp;[.D98]&amp;&quot;],\&quot;" office:value-type="string" office:string-value="[0x81,0x5F,0x00],\" calcext:value-type="string">
            <text:p>[0x81,0x5F,0x00],\</text:p>
          </table:table-cell>
          <table:table-cell office:value-type="string" calcext:value-type="string">
            <text:p>PLL1_LD_MUX</text:p>
          </table:table-cell>
          <table:table-cell office:value-type="string" calcext:value-type="string">
            <text:p>PLL1_LD_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0</text:p>
          </table:table-cell>
          <table:table-cell table:formula="of:=&quot;0x&quot;&amp;DEC2HEX(HEX2DEC(&quot;80&quot;)+INT(HEX2DEC([.A99])/2^8))" office:value-type="string" office:string-value="0x81" calcext:value-type="string">
            <text:p>0x81</text:p>
          </table:table-cell>
          <table:table-cell table:formula="of:=&quot;0x&quot;&amp;DEC2HEX(HEX2DEC([.A99])-2^8*INT(HEX2DEC([.A99])/2^8);2)" office:value-type="string" office:string-value="0x60" calcext:value-type="string">
            <text:p>0x60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99]&amp;&quot;,&quot;&amp;[.C99]&amp;&quot;,&quot;&amp;[.D99]&amp;&quot;],\&quot;" office:value-type="string" office:string-value="[0x81,0x60,0x00],\" calcext:value-type="string">
            <text:p>[0x81,0x60,0x00],\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LL2_R[11:8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1</text:p>
          </table:table-cell>
          <table:table-cell table:formula="of:=&quot;0x&quot;&amp;DEC2HEX(HEX2DEC(&quot;80&quot;)+INT(HEX2DEC([.A100])/2^8))" office:value-type="string" office:string-value="0x81" calcext:value-type="string">
            <text:p>0x81</text:p>
          </table:table-cell>
          <table:table-cell table:formula="of:=&quot;0x&quot;&amp;DEC2HEX(HEX2DEC([.A100])-2^8*INT(HEX2DEC([.A100])/2^8);2)" office:value-type="string" office:string-value="0x61" calcext:value-type="string">
            <text:p>0x61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00]&amp;&quot;,&quot;&amp;[.C100]&amp;&quot;,&quot;&amp;[.D100]&amp;&quot;],\&quot;" office:value-type="string" office:string-value="[0x81,0x61,0x00],\" calcext:value-type="string">
            <text:p>[0x81,0x61,0x00],\</text:p>
          </table:table-cell>
          <table:table-cell office:value-type="string" calcext:value-type="string">
            <text:p>PLL2_R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2</text:p>
          </table:table-cell>
          <table:table-cell table:formula="of:=&quot;0x&quot;&amp;DEC2HEX(HEX2DEC(&quot;80&quot;)+INT(HEX2DEC([.A101])/2^8))" office:value-type="string" office:string-value="0x81" calcext:value-type="string">
            <text:p>0x81</text:p>
          </table:table-cell>
          <table:table-cell table:formula="of:=&quot;0x&quot;&amp;DEC2HEX(HEX2DEC([.A101])-2^8*INT(HEX2DEC([.A101])/2^8);2)" office:value-type="string" office:string-value="0x62" calcext:value-type="string">
            <text:p>0x62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01]&amp;&quot;,&quot;&amp;[.C101]&amp;&quot;,&quot;&amp;[.D101]&amp;&quot;],\&quot;" office:value-type="string" office:string-value="[0x81,0x62,0x00],\" calcext:value-type="string">
            <text:p>[0x81,0x62,0x00],\</text:p>
          </table:table-cell>
          <table:table-cell office:value-type="string" calcext:value-type="string">
            <text:p>PLL2_P</text:p>
          </table:table-cell>
          <table:table-cell office:value-type="string" calcext:value-type="string">
            <text:p>OSCin_FREQ</text:p>
          </table:table-cell>
          <table:table-cell office:value-type="string" calcext:value-type="string">
            <text:p>PLL2_XTAL_EN</text:p>
          </table:table-cell>
          <table:table-cell office:value-type="string" calcext:value-type="string">
            <text:p>PLL2_REF_2X_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3</text:p>
          </table:table-cell>
          <table:table-cell table:formula="of:=&quot;0x&quot;&amp;DEC2HEX(HEX2DEC(&quot;80&quot;)+INT(HEX2DEC([.A102])/2^8))" office:value-type="string" office:string-value="0x81" calcext:value-type="string">
            <text:p>0x81</text:p>
          </table:table-cell>
          <table:table-cell table:formula="of:=&quot;0x&quot;&amp;DEC2HEX(HEX2DEC([.A102])-2^8*INT(HEX2DEC([.A102])/2^8);2)" office:value-type="string" office:string-value="0x63" calcext:value-type="string">
            <text:p>0x63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02]&amp;&quot;,&quot;&amp;[.C102]&amp;&quot;,&quot;&amp;[.D102]&amp;&quot;],\&quot;" office:value-type="string" office:string-value="[0x81,0x63,0x00],\" calcext:value-type="string">
            <text:p>[0x81,0x63,0x00],\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LL2_N_CAL[17:16]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64</text:p>
          </table:table-cell>
          <table:table-cell table:formula="of:=&quot;0x&quot;&amp;DEC2HEX(HEX2DEC(&quot;80&quot;)+INT(HEX2DEC([.A103])/2^8))" office:value-type="string" office:string-value="0x81" calcext:value-type="string">
            <text:p>0x81</text:p>
          </table:table-cell>
          <table:table-cell table:formula="of:=&quot;0x&quot;&amp;DEC2HEX(HEX2DEC([.A103])-2^8*INT(HEX2DEC([.A103])/2^8);2)" office:value-type="string" office:string-value="0x64" calcext:value-type="string">
            <text:p>0x64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03]&amp;&quot;,&quot;&amp;[.C103]&amp;&quot;,&quot;&amp;[.D103]&amp;&quot;],\&quot;" office:value-type="string" office:string-value="[0x81,0x64,0x00],\" calcext:value-type="string">
            <text:p>[0x81,0x64,0x00],\</text:p>
          </table:table-cell>
          <table:table-cell office:value-type="string" calcext:value-type="string">
            <text:p>PLL2_N_CAL[15:8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5</text:p>
          </table:table-cell>
          <table:table-cell table:formula="of:=&quot;0x&quot;&amp;DEC2HEX(HEX2DEC(&quot;80&quot;)+INT(HEX2DEC([.A104])/2^8))" office:value-type="string" office:string-value="0x81" calcext:value-type="string">
            <text:p>0x81</text:p>
          </table:table-cell>
          <table:table-cell table:formula="of:=&quot;0x&quot;&amp;DEC2HEX(HEX2DEC([.A104])-2^8*INT(HEX2DEC([.A104])/2^8);2)" office:value-type="string" office:string-value="0x65" calcext:value-type="string">
            <text:p>0x65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04]&amp;&quot;,&quot;&amp;[.C104]&amp;&quot;,&quot;&amp;[.D104]&amp;&quot;],\&quot;" office:value-type="string" office:string-value="[0x81,0x65,0x00],\" calcext:value-type="string">
            <text:p>[0x81,0x65,0x00],\</text:p>
          </table:table-cell>
          <table:table-cell office:value-type="string" calcext:value-type="string">
            <text:p>PLL2_N_CAL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6</text:p>
          </table:table-cell>
          <table:table-cell table:formula="of:=&quot;0x&quot;&amp;DEC2HEX(HEX2DEC(&quot;80&quot;)+INT(HEX2DEC([.A105])/2^8))" office:value-type="string" office:string-value="0x81" calcext:value-type="string">
            <text:p>0x81</text:p>
          </table:table-cell>
          <table:table-cell table:formula="of:=&quot;0x&quot;&amp;DEC2HEX(HEX2DEC([.A105])-2^8*INT(HEX2DEC([.A105])/2^8);2)" office:value-type="string" office:string-value="0x66" calcext:value-type="string">
            <text:p>0x66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05]&amp;&quot;,&quot;&amp;[.C105]&amp;&quot;,&quot;&amp;[.D105]&amp;&quot;],\&quot;" office:value-type="string" office:string-value="[0x81,0x66,0x00],\" calcext:value-type="string">
            <text:p>[0x81,0x66,0x00],\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LL2_FCAL_DIS</text:p>
          </table:table-cell>
          <table:table-cell office:value-type="string" calcext:value-type="string">
            <text:p>PLL2_N[17:16]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67</text:p>
          </table:table-cell>
          <table:table-cell table:formula="of:=&quot;0x&quot;&amp;DEC2HEX(HEX2DEC(&quot;80&quot;)+INT(HEX2DEC([.A106])/2^8))" office:value-type="string" office:string-value="0x81" calcext:value-type="string">
            <text:p>0x81</text:p>
          </table:table-cell>
          <table:table-cell table:formula="of:=&quot;0x&quot;&amp;DEC2HEX(HEX2DEC([.A106])-2^8*INT(HEX2DEC([.A106])/2^8);2)" office:value-type="string" office:string-value="0x67" calcext:value-type="string">
            <text:p>0x67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06]&amp;&quot;,&quot;&amp;[.C106]&amp;&quot;,&quot;&amp;[.D106]&amp;&quot;],\&quot;" office:value-type="string" office:string-value="[0x81,0x67,0x00],\" calcext:value-type="string">
            <text:p>[0x81,0x67,0x00],\</text:p>
          </table:table-cell>
          <table:table-cell office:value-type="string" calcext:value-type="string">
            <text:p>PLL2_N[15:8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8</text:p>
          </table:table-cell>
          <table:table-cell table:formula="of:=&quot;0x&quot;&amp;DEC2HEX(HEX2DEC(&quot;80&quot;)+INT(HEX2DEC([.A107])/2^8))" office:value-type="string" office:string-value="0x81" calcext:value-type="string">
            <text:p>0x81</text:p>
          </table:table-cell>
          <table:table-cell table:formula="of:=&quot;0x&quot;&amp;DEC2HEX(HEX2DEC([.A107])-2^8*INT(HEX2DEC([.A107])/2^8);2)" office:value-type="string" office:string-value="0x68" calcext:value-type="string">
            <text:p>0x68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07]&amp;&quot;,&quot;&amp;[.C107]&amp;&quot;,&quot;&amp;[.D107]&amp;&quot;],\&quot;" office:value-type="string" office:string-value="[0x81,0x68,0x00],\" calcext:value-type="string">
            <text:p>[0x81,0x68,0x00],\</text:p>
          </table:table-cell>
          <table:table-cell office:value-type="string" calcext:value-type="string">
            <text:p>PLL2_N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9</text:p>
          </table:table-cell>
          <table:table-cell table:formula="of:=&quot;0x&quot;&amp;DEC2HEX(HEX2DEC(&quot;80&quot;)+INT(HEX2DEC([.A108])/2^8))" office:value-type="string" office:string-value="0x81" calcext:value-type="string">
            <text:p>0x81</text:p>
          </table:table-cell>
          <table:table-cell table:formula="of:=&quot;0x&quot;&amp;DEC2HEX(HEX2DEC([.A108])-2^8*INT(HEX2DEC([.A108])/2^8);2)" office:value-type="string" office:string-value="0x69" calcext:value-type="string">
            <text:p>0x69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08]&amp;&quot;,&quot;&amp;[.C108]&amp;&quot;,&quot;&amp;[.D108]&amp;&quot;],\&quot;" office:value-type="string" office:string-value="[0x81,0x69,0x00],\" calcext:value-type="string">
            <text:p>[0x81,0x69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L2_WND_SIZE</text:p>
          </table:table-cell>
          <table:table-cell office:value-type="string" calcext:value-type="string">
            <text:p>PLL2_CP_GAIN</text:p>
          </table:table-cell>
          <table:table-cell office:value-type="string" calcext:value-type="string">
            <text:p>PLL2_CP_POL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2_CP_TRI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6A</text:p>
          </table:table-cell>
          <table:table-cell table:formula="of:=&quot;0x&quot;&amp;DEC2HEX(HEX2DEC(&quot;80&quot;)+INT(HEX2DEC([.A109])/2^8))" office:value-type="string" office:string-value="0x81" calcext:value-type="string">
            <text:p>0x81</text:p>
          </table:table-cell>
          <table:table-cell table:formula="of:=&quot;0x&quot;&amp;DEC2HEX(HEX2DEC([.A109])-2^8*INT(HEX2DEC([.A109])/2^8);2)" office:value-type="string" office:string-value="0x6A" calcext:value-type="string">
            <text:p>0x6A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09]&amp;&quot;,&quot;&amp;[.C109]&amp;&quot;,&quot;&amp;[.D109]&amp;&quot;],\&quot;" office:value-type="string" office:string-value="[0x81,0x6A,0x00],\" calcext:value-type="string">
            <text:p>[0x81,0x6A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SREF_REQ_EN</text:p>
          </table:table-cell>
          <table:table-cell office:value-type="string" calcext:value-type="string">
            <text:p>PLL2_DLD_CNT[15:8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B</text:p>
          </table:table-cell>
          <table:table-cell table:formula="of:=&quot;0x&quot;&amp;DEC2HEX(HEX2DEC(&quot;80&quot;)+INT(HEX2DEC([.A110])/2^8))" office:value-type="string" office:string-value="0x81" calcext:value-type="string">
            <text:p>0x81</text:p>
          </table:table-cell>
          <table:table-cell table:formula="of:=&quot;0x&quot;&amp;DEC2HEX(HEX2DEC([.A110])-2^8*INT(HEX2DEC([.A110])/2^8);2)" office:value-type="string" office:string-value="0x6B" calcext:value-type="string">
            <text:p>0x6B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10]&amp;&quot;,&quot;&amp;[.C110]&amp;&quot;,&quot;&amp;[.D110]&amp;&quot;],\&quot;" office:value-type="string" office:string-value="[0x81,0x6B,0x00],\" calcext:value-type="string">
            <text:p>[0x81,0x6B,0x00],\</text:p>
          </table:table-cell>
          <table:table-cell office:value-type="string" calcext:value-type="string">
            <text:p>PLL2_DLD_CNT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C</text:p>
          </table:table-cell>
          <table:table-cell table:formula="of:=&quot;0x&quot;&amp;DEC2HEX(HEX2DEC(&quot;80&quot;)+INT(HEX2DEC([.A111])/2^8))" office:value-type="string" office:string-value="0x81" calcext:value-type="string">
            <text:p>0x81</text:p>
          </table:table-cell>
          <table:table-cell table:formula="of:=&quot;0x&quot;&amp;DEC2HEX(HEX2DEC([.A111])-2^8*INT(HEX2DEC([.A111])/2^8);2)" office:value-type="string" office:string-value="0x6C" calcext:value-type="string">
            <text:p>0x6C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11]&amp;&quot;,&quot;&amp;[.C111]&amp;&quot;,&quot;&amp;[.D111]&amp;&quot;],\&quot;" office:value-type="string" office:string-value="[0x81,0x6C,0x00],\" calcext:value-type="string">
            <text:p>[0x81,0x6C,0x00],\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LL2_LF_R4</text:p>
          </table:table-cell>
          <table:table-cell office:value-type="string" calcext:value-type="string">
            <text:p>PLL2_LF_R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D</text:p>
          </table:table-cell>
          <table:table-cell table:formula="of:=&quot;0x&quot;&amp;DEC2HEX(HEX2DEC(&quot;80&quot;)+INT(HEX2DEC([.A112])/2^8))" office:value-type="string" office:string-value="0x81" calcext:value-type="string">
            <text:p>0x81</text:p>
          </table:table-cell>
          <table:table-cell table:formula="of:=&quot;0x&quot;&amp;DEC2HEX(HEX2DEC([.A112])-2^8*INT(HEX2DEC([.A112])/2^8);2)" office:value-type="string" office:string-value="0x6D" calcext:value-type="string">
            <text:p>0x6D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12]&amp;&quot;,&quot;&amp;[.C112]&amp;&quot;,&quot;&amp;[.D112]&amp;&quot;],\&quot;" office:value-type="string" office:string-value="[0x81,0x6D,0x00],\" calcext:value-type="string">
            <text:p>[0x81,0x6D,0x00],\</text:p>
          </table:table-cell>
          <table:table-cell office:value-type="string" calcext:value-type="string">
            <text:p>PLL2_LF_C4</text:p>
          </table:table-cell>
          <table:table-cell office:value-type="string" calcext:value-type="string">
            <text:p>PLL2_LF_C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E</text:p>
          </table:table-cell>
          <table:table-cell table:formula="of:=&quot;0x&quot;&amp;DEC2HEX(HEX2DEC(&quot;80&quot;)+INT(HEX2DEC([.A113])/2^8))" office:value-type="string" office:string-value="0x81" calcext:value-type="string">
            <text:p>0x81</text:p>
          </table:table-cell>
          <table:table-cell table:formula="of:=&quot;0x&quot;&amp;DEC2HEX(HEX2DEC([.A113])-2^8*INT(HEX2DEC([.A113])/2^8);2)" office:value-type="string" office:string-value="0x6E" calcext:value-type="string">
            <text:p>0x6E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13]&amp;&quot;,&quot;&amp;[.C113]&amp;&quot;,&quot;&amp;[.D113]&amp;&quot;],\&quot;" office:value-type="string" office:string-value="[0x81,0x6E,0x00],\" calcext:value-type="string">
            <text:p>[0x81,0x6E,0x00],\</text:p>
          </table:table-cell>
          <table:table-cell office:value-type="string" calcext:value-type="string">
            <text:p>PLL2_LD_MUX</text:p>
          </table:table-cell>
          <table:table-cell office:value-type="string" calcext:value-type="string">
            <text:p>PLL2_LD_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</text:p>
          </table:table-cell>
          <table:table-cell table:formula="of:=&quot;0x&quot;&amp;DEC2HEX(HEX2DEC(&quot;80&quot;)+INT(HEX2DEC([.A114])/2^8))" office:value-type="string" office:string-value="0x81" calcext:value-type="string">
            <text:p>0x81</text:p>
          </table:table-cell>
          <table:table-cell table:formula="of:=&quot;0x&quot;&amp;DEC2HEX(HEX2DEC([.A114])-2^8*INT(HEX2DEC([.A114])/2^8);2)" office:value-type="string" office:string-value="0x71" calcext:value-type="string">
            <text:p>0x71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14]&amp;&quot;,&quot;&amp;[.C114]&amp;&quot;,&quot;&amp;[.D114]&amp;&quot;],\&quot;" office:value-type="string" office:string-value="[0x81,0x71,0x00],\" calcext:value-type="string">
            <text:p>[0x81,0x71,0x00],\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2</text:p>
          </table:table-cell>
          <table:table-cell table:formula="of:=&quot;0x&quot;&amp;DEC2HEX(HEX2DEC(&quot;80&quot;)+INT(HEX2DEC([.A115])/2^8))" office:value-type="string" office:string-value="0x81" calcext:value-type="string">
            <text:p>0x81</text:p>
          </table:table-cell>
          <table:table-cell table:formula="of:=&quot;0x&quot;&amp;DEC2HEX(HEX2DEC([.A115])-2^8*INT(HEX2DEC([.A115])/2^8);2)" office:value-type="string" office:string-value="0x72" calcext:value-type="string">
            <text:p>0x72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15]&amp;&quot;,&quot;&amp;[.C115]&amp;&quot;,&quot;&amp;[.D115]&amp;&quot;],\&quot;" office:value-type="string" office:string-value="[0x81,0x72,0x00],\" calcext:value-type="string">
            <text:p>[0x81,0x72,0x00],\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3</text:p>
          </table:table-cell>
          <table:table-cell table:formula="of:=&quot;0x&quot;&amp;DEC2HEX(HEX2DEC(&quot;80&quot;)+INT(HEX2DEC([.A116])/2^8))" office:value-type="string" office:string-value="0x81" calcext:value-type="string">
            <text:p>0x81</text:p>
          </table:table-cell>
          <table:table-cell table:formula="of:=&quot;0x&quot;&amp;DEC2HEX(HEX2DEC([.A116])-2^8*INT(HEX2DEC([.A116])/2^8);2)" office:value-type="string" office:string-value="0x73" calcext:value-type="string">
            <text:p>0x73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16]&amp;&quot;,&quot;&amp;[.C116]&amp;&quot;,&quot;&amp;[.D116]&amp;&quot;],\&quot;" office:value-type="string" office:string-value="[0x81,0x73,0x00],\" calcext:value-type="string">
            <text:p>[0x81,0x73,0x00],\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L2_PRE_PD</text:p>
          </table:table-cell>
          <table:table-cell office:value-type="string" calcext:value-type="string">
            <text:p>PLL2_P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4</text:p>
          </table:table-cell>
          <table:table-cell table:formula="of:=&quot;0x&quot;&amp;DEC2HEX(HEX2DEC(&quot;80&quot;)+INT(HEX2DEC([.A117])/2^8))" office:value-type="string" office:string-value="0x81" calcext:value-type="string">
            <text:p>0x81</text:p>
          </table:table-cell>
          <table:table-cell table:formula="of:=&quot;0x&quot;&amp;DEC2HEX(HEX2DEC([.A117])-2^8*INT(HEX2DEC([.A117])/2^8);2)" office:value-type="string" office:string-value="0x74" calcext:value-type="string">
            <text:p>0x74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17]&amp;&quot;,&quot;&amp;[.C117]&amp;&quot;,&quot;&amp;[.D117]&amp;&quot;],\&quot;" office:value-type="string" office:string-value="[0x81,0x74,0x00],\" calcext:value-type="string">
            <text:p>[0x81,0x74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CO1_DI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7C</text:p>
          </table:table-cell>
          <table:table-cell table:formula="of:=&quot;0x&quot;&amp;DEC2HEX(HEX2DEC(&quot;80&quot;)+INT(HEX2DEC([.A118])/2^8))" office:value-type="string" office:string-value="0x81" calcext:value-type="string">
            <text:p>0x81</text:p>
          </table:table-cell>
          <table:table-cell table:formula="of:=&quot;0x&quot;&amp;DEC2HEX(HEX2DEC([.A118])-2^8*INT(HEX2DEC([.A118])/2^8);2)" office:value-type="string" office:string-value="0x7C" calcext:value-type="string">
            <text:p>0x7C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18]&amp;&quot;,&quot;&amp;[.C118]&amp;&quot;,&quot;&amp;[.D118]&amp;&quot;],\&quot;" office:value-type="string" office:string-value="[0x81,0x7C,0x00],\" calcext:value-type="string">
            <text:p>[0x81,0x7C,0x00],\</text:p>
          </table:table-cell>
          <table:table-cell office:value-type="string" calcext:value-type="string">
            <text:p>OPT_REG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D</text:p>
          </table:table-cell>
          <table:table-cell table:formula="of:=&quot;0x&quot;&amp;DEC2HEX(HEX2DEC(&quot;80&quot;)+INT(HEX2DEC([.A119])/2^8))" office:value-type="string" office:string-value="0x81" calcext:value-type="string">
            <text:p>0x81</text:p>
          </table:table-cell>
          <table:table-cell table:formula="of:=&quot;0x&quot;&amp;DEC2HEX(HEX2DEC([.A119])-2^8*INT(HEX2DEC([.A119])/2^8);2)" office:value-type="string" office:string-value="0x7D" calcext:value-type="string">
            <text:p>0x7D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19]&amp;&quot;,&quot;&amp;[.C119]&amp;&quot;,&quot;&amp;[.D119]&amp;&quot;],\&quot;" office:value-type="string" office:string-value="[0x81,0x7D,0x00],\" calcext:value-type="string">
            <text:p>[0x81,0x7D,0x00],\</text:p>
          </table:table-cell>
          <table:table-cell office:value-type="string" calcext:value-type="string">
            <text:p>OPT_REG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2</text:p>
          </table:table-cell>
          <table:table-cell table:formula="of:=&quot;0x&quot;&amp;DEC2HEX(HEX2DEC(&quot;80&quot;)+INT(HEX2DEC([.A120])/2^8))" office:value-type="string" office:string-value="0x81" calcext:value-type="string">
            <text:p>0x81</text:p>
          </table:table-cell>
          <table:table-cell table:formula="of:=&quot;0x&quot;&amp;DEC2HEX(HEX2DEC([.A120])-2^8*INT(HEX2DEC([.A120])/2^8);2)" office:value-type="string" office:string-value="0x82" calcext:value-type="string">
            <text:p>0x82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20]&amp;&quot;,&quot;&amp;[.C120]&amp;&quot;,&quot;&amp;[.D120]&amp;&quot;],\&quot;" office:value-type="string" office:string-value="[0x81,0x82,0x00],\" calcext:value-type="string">
            <text:p>[0x81,0x82,0x00],\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B_PLL1_LD_LOST</text:p>
          </table:table-cell>
          <table:table-cell office:value-type="string" calcext:value-type="string">
            <text:p>RB_PLL1_LD</text:p>
          </table:table-cell>
          <table:table-cell office:value-type="string" calcext:value-type="string">
            <text:p>CLR_PLL1_LD_LO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3</text:p>
          </table:table-cell>
          <table:table-cell table:formula="of:=&quot;0x&quot;&amp;DEC2HEX(HEX2DEC(&quot;80&quot;)+INT(HEX2DEC([.A121])/2^8))" office:value-type="string" office:string-value="0x81" calcext:value-type="string">
            <text:p>0x81</text:p>
          </table:table-cell>
          <table:table-cell table:formula="of:=&quot;0x&quot;&amp;DEC2HEX(HEX2DEC([.A121])-2^8*INT(HEX2DEC([.A121])/2^8);2)" office:value-type="string" office:string-value="0x83" calcext:value-type="string">
            <text:p>0x83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21]&amp;&quot;,&quot;&amp;[.C121]&amp;&quot;,&quot;&amp;[.D121]&amp;&quot;],\&quot;" office:value-type="string" office:string-value="[0x81,0x83,0x00],\" calcext:value-type="string">
            <text:p>[0x81,0x83,0x00],\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B_PLL2_LD_LOST</text:p>
          </table:table-cell>
          <table:table-cell office:value-type="string" calcext:value-type="string">
            <text:p>RB_PLL2_LD</text:p>
          </table:table-cell>
          <table:table-cell office:value-type="string" calcext:value-type="string">
            <text:p>CLR_PLL2_LD_LO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4</text:p>
          </table:table-cell>
          <table:table-cell table:formula="of:=&quot;0x&quot;&amp;DEC2HEX(HEX2DEC(&quot;80&quot;)+INT(HEX2DEC([.A122])/2^8))" office:value-type="string" office:string-value="0x81" calcext:value-type="string">
            <text:p>0x81</text:p>
          </table:table-cell>
          <table:table-cell table:formula="of:=&quot;0x&quot;&amp;DEC2HEX(HEX2DEC([.A122])-2^8*INT(HEX2DEC([.A122])/2^8);2)" office:value-type="string" office:string-value="0x84" calcext:value-type="string">
            <text:p>0x84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22]&amp;&quot;,&quot;&amp;[.C122]&amp;&quot;,&quot;&amp;[.D122]&amp;&quot;],\&quot;" office:value-type="string" office:string-value="[0x81,0x84,0x00],\" calcext:value-type="string">
            <text:p>[0x81,0x84,0x00],\</text:p>
          </table:table-cell>
          <table:table-cell office:value-type="string" calcext:value-type="string">
            <text:p>RB_DAC_VALUE[9:8]</text:p>
          </table:table-cell>
          <table:table-cell office:value-type="string" calcext:value-type="string">
            <text:p>RB_CLKin2_SEL</text:p>
          </table:table-cell>
          <table:table-cell office:value-type="string" calcext:value-type="string">
            <text:p>RB_CLKin1_SEL</text:p>
          </table:table-cell>
          <table:table-cell office:value-type="string" calcext:value-type="string">
            <text:p>RB_CLKin0_S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B_CLKin1_LOS</text:p>
          </table:table-cell>
          <table:table-cell office:value-type="string" calcext:value-type="string">
            <text:p>RB_CLKin0_LO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85</text:p>
          </table:table-cell>
          <table:table-cell table:formula="of:=&quot;0x&quot;&amp;DEC2HEX(HEX2DEC(&quot;80&quot;)+INT(HEX2DEC([.A123])/2^8))" office:value-type="string" office:string-value="0x81" calcext:value-type="string">
            <text:p>0x81</text:p>
          </table:table-cell>
          <table:table-cell table:formula="of:=&quot;0x&quot;&amp;DEC2HEX(HEX2DEC([.A123])-2^8*INT(HEX2DEC([.A123])/2^8);2)" office:value-type="string" office:string-value="0x85" calcext:value-type="string">
            <text:p>0x85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23]&amp;&quot;,&quot;&amp;[.C123]&amp;&quot;,&quot;&amp;[.D123]&amp;&quot;],\&quot;" office:value-type="string" office:string-value="[0x81,0x85,0x00],\" calcext:value-type="string">
            <text:p>[0x81,0x85,0x00],\</text:p>
          </table:table-cell>
          <table:table-cell office:value-type="string" calcext:value-type="string">
            <text:p>RB_DAC_VALUE[7: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8</text:p>
          </table:table-cell>
          <table:table-cell table:formula="of:=&quot;0x&quot;&amp;DEC2HEX(HEX2DEC(&quot;80&quot;)+INT(HEX2DEC([.A124])/2^8))" office:value-type="string" office:string-value="0x81" calcext:value-type="string">
            <text:p>0x81</text:p>
          </table:table-cell>
          <table:table-cell table:formula="of:=&quot;0x&quot;&amp;DEC2HEX(HEX2DEC([.A124])-2^8*INT(HEX2DEC([.A124])/2^8);2)" office:value-type="string" office:string-value="0x88" calcext:value-type="string">
            <text:p>0x88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24]&amp;&quot;,&quot;&amp;[.C124]&amp;&quot;,&quot;&amp;[.D124]&amp;&quot;],\&quot;" office:value-type="string" office:string-value="[0x81,0x88,0x00],\" calcext:value-type="string">
            <text:p>[0x81,0x88,0x00],\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B_HOLDOVER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FFD</text:p>
          </table:table-cell>
          <table:table-cell table:formula="of:=&quot;0x&quot;&amp;DEC2HEX(HEX2DEC(&quot;80&quot;)+INT(HEX2DEC([.A125])/2^8))" office:value-type="string" office:string-value="0x9F" calcext:value-type="string">
            <text:p>0x9F</text:p>
          </table:table-cell>
          <table:table-cell table:formula="of:=&quot;0x&quot;&amp;DEC2HEX(HEX2DEC([.A125])-2^8*INT(HEX2DEC([.A125])/2^8);2)" office:value-type="string" office:string-value="0xFD" calcext:value-type="string">
            <text:p>0xFD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25]&amp;&quot;,&quot;&amp;[.C125]&amp;&quot;,&quot;&amp;[.D125]&amp;&quot;],\&quot;" office:value-type="string" office:string-value="[0x9F,0xFD,0x00],\" calcext:value-type="string">
            <text:p>[0x9F,0xFD,0x00],\</text:p>
          </table:table-cell>
          <table:table-cell office:value-type="string" calcext:value-type="string">
            <text:p>SPI_LOCK[23:16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FFE</text:p>
          </table:table-cell>
          <table:table-cell table:formula="of:=&quot;0x&quot;&amp;DEC2HEX(HEX2DEC(&quot;80&quot;)+INT(HEX2DEC([.A126])/2^8))" office:value-type="string" office:string-value="0x9F" calcext:value-type="string">
            <text:p>0x9F</text:p>
          </table:table-cell>
          <table:table-cell table:formula="of:=&quot;0x&quot;&amp;DEC2HEX(HEX2DEC([.A126])-2^8*INT(HEX2DEC([.A126])/2^8);2)" office:value-type="string" office:string-value="0xFE" calcext:value-type="string">
            <text:p>0xFE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26]&amp;&quot;,&quot;&amp;[.C126]&amp;&quot;,&quot;&amp;[.D126]&amp;&quot;],\&quot;" office:value-type="string" office:string-value="[0x9F,0xFE,0x00],\" calcext:value-type="string">
            <text:p>[0x9F,0xFE,0x00],\</text:p>
          </table:table-cell>
          <table:table-cell office:value-type="string" calcext:value-type="string">
            <text:p>SPI_LOCK[15:8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FFF</text:p>
          </table:table-cell>
          <table:table-cell table:formula="of:=&quot;0x&quot;&amp;DEC2HEX(HEX2DEC(&quot;80&quot;)+INT(HEX2DEC([.A127])/2^8))" office:value-type="string" office:string-value="0x9F" calcext:value-type="string">
            <text:p>0x9F</text:p>
          </table:table-cell>
          <table:table-cell table:formula="of:=&quot;0x&quot;&amp;DEC2HEX(HEX2DEC([.A127])-2^8*INT(HEX2DEC([.A127])/2^8);2)" office:value-type="string" office:string-value="0xFF" calcext:value-type="string">
            <text:p>0xFF</text:p>
          </table:table-cell>
          <table:table-cell table:formula="of:=&quot;0x00&quot;" office:value-type="string" office:string-value="0x00" calcext:value-type="string">
            <text:p>0x00</text:p>
          </table:table-cell>
          <table:table-cell table:formula="of:=&quot;[&quot;&amp;[.B127]&amp;&quot;,&quot;&amp;[.C127]&amp;&quot;,&quot;&amp;[.D127]&amp;&quot;],\&quot;" office:value-type="string" office:string-value="[0x9F,0xFF,0x00],\" calcext:value-type="string">
            <text:p>[0x9F,0xFF,0x00],\</text:p>
          </table:table-cell>
          <table:table-cell office:value-type="string" calcext:value-type="string">
            <text:p>SPI_LOCK[7:0]</text:p>
          </table:table-cell>
          <table:table-cell table:number-columns-repeated="1018"/>
        </table:table-row>
        <table:table-row table:style-name="ro3" table:number-rows-repeated="10484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12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12:18:26.985502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Gabe Wilson</meta:initial-creator>
    <meta:creation-date>2020-08-03T14:31:34Z</meta:creation-date>
    <dc:date>2020-08-04T16:33:21.488553335</dc:date>
    <meta:editing-duration>PT17S</meta:editing-duration>
    <meta:editing-cycles>1</meta:editing-cycles>
    <meta:document-statistic meta:table-count="1" meta:cell-count="1144" meta:object-count="0"/>
    <meta:user-defined meta:name="ContentTypeId">0x0101005F95CB303896E642A5B6DDBEB2227725</meta:user-defined>
    <meta:user-defined meta:name="MSIP_Label_eb7549b6-56ac-4642-9bd7-ecd2be48438a_ActionId">a9a84f1a-947c-4aaf-8a7d-7d5efb37a415</meta:user-defined>
    <meta:user-defined meta:name="MSIP_Label_eb7549b6-56ac-4642-9bd7-ecd2be48438a_Application">Microsoft Azure Information Protection</meta:user-defined>
    <meta:user-defined meta:name="MSIP_Label_eb7549b6-56ac-4642-9bd7-ecd2be48438a_Enabled">True</meta:user-defined>
    <meta:user-defined meta:name="MSIP_Label_eb7549b6-56ac-4642-9bd7-ecd2be48438a_Extended_MSFT_Method" meta:value-type="string">Automatic</meta:user-defined>
    <meta:user-defined meta:name="MSIP_Label_eb7549b6-56ac-4642-9bd7-ecd2be48438a_Name" meta:value-type="string">General</meta:user-defined>
    <meta:user-defined meta:name="MSIP_Label_eb7549b6-56ac-4642-9bd7-ecd2be48438a_Owner" meta:value-type="string">gabriel.wilson@engeniusmicro.com</meta:user-defined>
    <meta:user-defined meta:name="MSIP_Label_eb7549b6-56ac-4642-9bd7-ecd2be48438a_SetDate" meta:value-type="string">2020-08-03T14:41:59.4535039Z</meta:user-defined>
    <meta:user-defined meta:name="MSIP_Label_eb7549b6-56ac-4642-9bd7-ecd2be48438a_SiteId" meta:value-type="string">eb2d1538-396c-4c2a-97b3-e6270ebbb7f3</meta:user-defined>
    <meta:user-defined meta:name="Sensitivity" meta:value-type="string">General</meta:user-defined>
  </office:meta>
</office:document-meta>
</file>